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0.6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8" table:default-cell-style-name="Default"/>
        <table:table-row table:style-name="ro1">
          <table:table-cell office:value-type="string" calcext:value-type="string">
            <text:p>Experiment KNN for ECG200 has been started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set ECG200 - 200 records.</text:p>
          </table:table-cell>
          <table:table-cell office:value-type="string" calcext:value-type="string">
            <text:p>best option:</text:p>
          </table:table-cell>
          <table:table-cell office:value-type="string" calcext:value-type="string">
            <text:p>ngram: 2, alpha: 11, knn: 3, 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-1' contains 67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1' contains 133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NN for ECG200 with params: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ngram: 2, alpha: 11, knn: 5, </text:p>
          </table:table-cell>
          <table:table-cell office:value-type="string" calcext:value-type="string">
            <text:p>ngram: 2, alpha: 11, knn: 7, </text:p>
          </table:table-cell>
          <table:table-cell office:value-type="string" calcext:value-type="string">
            <text:p>ngram: 3, alpha: 3, knn: 3, </text:p>
          </table:table-cell>
          <table:table-cell office:value-type="string" calcext:value-type="string">
            <text:p>ngram: 3, alpha: 3, knn: 5, </text:p>
          </table:table-cell>
          <table:table-cell office:value-type="string" calcext:value-type="string">
            <text:p>ngram: 3, alpha: 3, knn: 7, </text:p>
          </table:table-cell>
          <table:table-cell office:value-type="string" calcext:value-type="string">
            <text:p>ngram: 3, alpha: 5, knn: 3, </text:p>
          </table:table-cell>
          <table:table-cell office:value-type="string" calcext:value-type="string">
            <text:p>ngram: 3, alpha: 5, knn: 5, </text:p>
          </table:table-cell>
          <table:table-cell office:value-type="string" calcext:value-type="string">
            <text:p>ngram: 3, alpha: 5, knn: 7, </text:p>
          </table:table-cell>
          <table:table-cell office:value-type="string" calcext:value-type="string">
            <text:p>ngram: 3, alpha: 11, knn: 3, </text:p>
          </table:table-cell>
          <table:table-cell office:value-type="string" calcext:value-type="string">
            <text:p>ngram: 3, alpha: 11, knn: 5, </text:p>
          </table:table-cell>
          <table:table-cell office:value-type="string" calcext:value-type="string">
            <text:p>ngram: 3, alpha: 11, knn: 7, </text:p>
          </table:table-cell>
          <table:table-cell office:value-type="string" calcext:value-type="string">
            <text:p>ngram: 2, alpha: 3, knn: 3, </text:p>
          </table:table-cell>
          <table:table-cell office:value-type="string" calcext:value-type="string">
            <text:p>ngram: 2, alpha: 3, knn: 5, </text:p>
          </table:table-cell>
          <table:table-cell office:value-type="string" calcext:value-type="string">
            <text:p>ngram: 2, alpha: 3, knn: 7, </text:p>
          </table:table-cell>
          <table:table-cell office:value-type="string" calcext:value-type="string">
            <text:p>ngram: 2, alpha: 5, knn: 3, </text:p>
          </table:table-cell>
          <table:table-cell office:value-type="string" calcext:value-type="string">
            <text:p>ngram: 2, alpha: 5, knn: 5, </text:p>
          </table:table-cell>
          <table:table-cell office:value-type="string" calcext:value-type="string">
            <text:p>ngram: 2, alpha: 5, knn: 7, </text:p>
          </table:table-cell>
          <table:table-cell office:value-type="string" calcext:value-type="string">
            <text:p>ngram: 2, alpha: 11, knn: 3, </text:p>
          </table:table-cell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896667" calcext:value-type="float">
            <text:p>0.896667</text:p>
          </table:table-cell>
          <table:table-cell office:value-type="float" office:value="0.873333" calcext:value-type="float">
            <text:p>0.873333</text:p>
          </table:table-cell>
          <table:table-cell office:value-type="float" office:value="0.856667" calcext:value-type="float">
            <text:p>0.856667</text:p>
          </table:table-cell>
          <table:table-cell office:value-type="float" office:value="0.853333" calcext:value-type="float">
            <text:p>0.853333</text:p>
          </table:table-cell>
          <table:table-cell office:value-type="float" office:value="0.846667" calcext:value-type="float">
            <text:p>0.846667</text:p>
          </table:table-cell>
          <table:table-cell office:value-type="float" office:value="0.886667" calcext:value-type="float">
            <text:p>0.886667</text:p>
          </table:table-cell>
          <table:table-cell office:value-type="float" office:value="0.868333" calcext:value-type="float">
            <text:p>0.868333</text:p>
          </table:table-cell>
          <table:table-cell office:value-type="float" office:value="0.853333" calcext:value-type="float">
            <text:p>0.853333</text:p>
          </table:table-cell>
          <table:table-cell office:value-type="float" office:value="0.895" calcext:value-type="float">
            <text:p>0.895</text:p>
          </table:table-cell>
          <table:table-cell office:value-type="float" office:value="0.888333" calcext:value-type="float">
            <text:p>0.888333</text:p>
          </table:table-cell>
          <table:table-cell table:number-columns-repeated="2" office:value-type="float" office:value="0.86" calcext:value-type="float">
            <text:p>0.86</text:p>
          </table:table-cell>
          <table:table-cell office:value-type="float" office:value="0.865" calcext:value-type="float">
            <text:p>0.865</text:p>
          </table:table-cell>
          <table:table-cell office:value-type="float" office:value="0.851667" calcext:value-type="float">
            <text:p>0.851667</text:p>
          </table:table-cell>
          <table:table-cell office:value-type="float" office:value="0.875" calcext:value-type="float">
            <text:p>0.875</text:p>
          </table:table-cell>
          <table:table-cell office:value-type="float" office:value="0.863333" calcext:value-type="float">
            <text:p>0.863333</text:p>
          </table:table-cell>
          <table:table-cell office:value-type="float" office:value="0.868333" calcext:value-type="float">
            <text:p>0.86833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896516" calcext:value-type="float">
            <text:p>0.896516</text:p>
          </table:table-cell>
          <table:table-cell office:value-type="float" office:value="0.872983" calcext:value-type="float">
            <text:p>0.872983</text:p>
          </table:table-cell>
          <table:table-cell office:value-type="float" office:value="0.856122" calcext:value-type="float">
            <text:p>0.856122</text:p>
          </table:table-cell>
          <table:table-cell office:value-type="float" office:value="0.853175" calcext:value-type="float">
            <text:p>0.853175</text:p>
          </table:table-cell>
          <table:table-cell office:value-type="float" office:value="0.846309" calcext:value-type="float">
            <text:p>0.846309</text:p>
          </table:table-cell>
          <table:table-cell office:value-type="float" office:value="0.886413" calcext:value-type="float">
            <text:p>0.886413</text:p>
          </table:table-cell>
          <table:table-cell office:value-type="float" office:value="0.867643" calcext:value-type="float">
            <text:p>0.867643</text:p>
          </table:table-cell>
          <table:table-cell office:value-type="float" office:value="0.852392" calcext:value-type="float">
            <text:p>0.852392</text:p>
          </table:table-cell>
          <table:table-cell office:value-type="float" office:value="0.895075" calcext:value-type="float">
            <text:p>0.895075</text:p>
          </table:table-cell>
          <table:table-cell office:value-type="float" office:value="0.888247" calcext:value-type="float">
            <text:p>0.888247</text:p>
          </table:table-cell>
          <table:table-cell office:value-type="float" office:value="0.859612" calcext:value-type="float">
            <text:p>0.859612</text:p>
          </table:table-cell>
          <table:table-cell office:value-type="float" office:value="0.85914" calcext:value-type="float">
            <text:p>0.85914</text:p>
          </table:table-cell>
          <table:table-cell office:value-type="float" office:value="0.864749" calcext:value-type="float">
            <text:p>0.864749</text:p>
          </table:table-cell>
          <table:table-cell office:value-type="float" office:value="0.851231" calcext:value-type="float">
            <text:p>0.851231</text:p>
          </table:table-cell>
          <table:table-cell office:value-type="float" office:value="0.874431" calcext:value-type="float">
            <text:p>0.874431</text:p>
          </table:table-cell>
          <table:table-cell office:value-type="float" office:value="0.862495" calcext:value-type="float">
            <text:p>0.862495</text:p>
          </table:table-cell>
          <table:table-cell office:value-type="float" office:value="0.867652" calcext:value-type="float">
            <text:p>0.867652</text:p>
          </table:table-cell>
          <table:table-cell office:value-type="float" office:value="0.899959" calcext:value-type="float">
            <text:p>0.899959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896667" calcext:value-type="float">
            <text:p>0.896667</text:p>
          </table:table-cell>
          <table:table-cell office:value-type="float" office:value="0.873333" calcext:value-type="float">
            <text:p>0.873333</text:p>
          </table:table-cell>
          <table:table-cell office:value-type="float" office:value="0.856667" calcext:value-type="float">
            <text:p>0.856667</text:p>
          </table:table-cell>
          <table:table-cell office:value-type="float" office:value="0.853333" calcext:value-type="float">
            <text:p>0.853333</text:p>
          </table:table-cell>
          <table:table-cell office:value-type="float" office:value="0.846667" calcext:value-type="float">
            <text:p>0.846667</text:p>
          </table:table-cell>
          <table:table-cell office:value-type="float" office:value="0.886667" calcext:value-type="float">
            <text:p>0.886667</text:p>
          </table:table-cell>
          <table:table-cell office:value-type="float" office:value="0.868333" calcext:value-type="float">
            <text:p>0.868333</text:p>
          </table:table-cell>
          <table:table-cell office:value-type="float" office:value="0.853333" calcext:value-type="float">
            <text:p>0.853333</text:p>
          </table:table-cell>
          <table:table-cell office:value-type="float" office:value="0.895" calcext:value-type="float">
            <text:p>0.895</text:p>
          </table:table-cell>
          <table:table-cell office:value-type="float" office:value="0.888333" calcext:value-type="float">
            <text:p>0.888333</text:p>
          </table:table-cell>
          <table:table-cell table:number-columns-repeated="2" office:value-type="float" office:value="0.86" calcext:value-type="float">
            <text:p>0.86</text:p>
          </table:table-cell>
          <table:table-cell office:value-type="float" office:value="0.865" calcext:value-type="float">
            <text:p>0.865</text:p>
          </table:table-cell>
          <table:table-cell office:value-type="float" office:value="0.851667" calcext:value-type="float">
            <text:p>0.851667</text:p>
          </table:table-cell>
          <table:table-cell office:value-type="float" office:value="0.875" calcext:value-type="float">
            <text:p>0.875</text:p>
          </table:table-cell>
          <table:table-cell office:value-type="float" office:value="0.863333" calcext:value-type="float">
            <text:p>0.863333</text:p>
          </table:table-cell>
          <table:table-cell office:value-type="float" office:value="0.868333" calcext:value-type="float">
            <text:p>0.86833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844253" calcext:value-type="float">
            <text:p>0.844253</text:p>
          </table:table-cell>
          <table:table-cell office:value-type="float" office:value="0.810279" calcext:value-type="float">
            <text:p>0.810279</text:p>
          </table:table-cell>
          <table:table-cell office:value-type="float" office:value="0.784601" calcext:value-type="float">
            <text:p>0.784601</text:p>
          </table:table-cell>
          <table:table-cell office:value-type="float" office:value="0.770577" calcext:value-type="float">
            <text:p>0.770577</text:p>
          </table:table-cell>
          <table:table-cell office:value-type="float" office:value="0.762281" calcext:value-type="float">
            <text:p>0.762281</text:p>
          </table:table-cell>
          <table:table-cell office:value-type="float" office:value="0.831809" calcext:value-type="float">
            <text:p>0.831809</text:p>
          </table:table-cell>
          <table:table-cell office:value-type="float" office:value="0.820104" calcext:value-type="float">
            <text:p>0.820104</text:p>
          </table:table-cell>
          <table:table-cell office:value-type="float" office:value="0.795266" calcext:value-type="float">
            <text:p>0.795266</text:p>
          </table:table-cell>
          <table:table-cell office:value-type="float" office:value="0.836007" calcext:value-type="float">
            <text:p>0.836007</text:p>
          </table:table-cell>
          <table:table-cell office:value-type="float" office:value="0.827711" calcext:value-type="float">
            <text:p>0.827711</text:p>
          </table:table-cell>
          <table:table-cell office:value-type="float" office:value="0.783811" calcext:value-type="float">
            <text:p>0.783811</text:p>
          </table:table-cell>
          <table:table-cell office:value-type="float" office:value="0.801093" calcext:value-type="float">
            <text:p>0.801093</text:p>
          </table:table-cell>
          <table:table-cell office:value-type="float" office:value="0.791268" calcext:value-type="float">
            <text:p>0.791268</text:p>
          </table:table-cell>
          <table:table-cell office:value-type="float" office:value="0.769738" calcext:value-type="float">
            <text:p>0.769738</text:p>
          </table:table-cell>
          <table:table-cell office:value-type="float" office:value="0.816056" calcext:value-type="float">
            <text:p>0.816056</text:p>
          </table:table-cell>
          <table:table-cell office:value-type="float" office:value="0.805241" calcext:value-type="float">
            <text:p>0.805241</text:p>
          </table:table-cell>
          <table:table-cell office:value-type="float" office:value="0.80776" calcext:value-type="float">
            <text:p>0.80776</text:p>
          </table:table-cell>
          <table:table-cell office:value-type="float" office:value="0.845932" calcext:value-type="float">
            <text:p>0.845932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870052" calcext:value-type="float">
            <text:p>0.870052</text:p>
          </table:table-cell>
          <table:table-cell office:value-type="float" office:value="0.84121" calcext:value-type="float">
            <text:p>0.84121</text:p>
          </table:table-cell>
          <table:table-cell office:value-type="float" office:value="0.819836" calcext:value-type="float">
            <text:p>0.819836</text:p>
          </table:table-cell>
          <table:table-cell office:value-type="float" office:value="0.810872" calcext:value-type="float">
            <text:p>0.810872</text:p>
          </table:table-cell>
          <table:table-cell office:value-type="float" office:value="0.803316" calcext:value-type="float">
            <text:p>0.803316</text:p>
          </table:table-cell>
          <table:table-cell office:value-type="float" office:value="0.858797" calcext:value-type="float">
            <text:p>0.858797</text:p>
          </table:table-cell>
          <table:table-cell office:value-type="float" office:value="0.843872" calcext:value-type="float">
            <text:p>0.843872</text:p>
          </table:table-cell>
          <table:table-cell office:value-type="float" office:value="0.823778" calcext:value-type="float">
            <text:p>0.823778</text:p>
          </table:table-cell>
          <table:table-cell office:value-type="float" office:value="0.864989" calcext:value-type="float">
            <text:p>0.864989</text:p>
          </table:table-cell>
          <table:table-cell office:value-type="float" office:value="0.857485" calcext:value-type="float">
            <text:p>0.857485</text:p>
          </table:table-cell>
          <table:table-cell office:value-type="float" office:value="0.821019" calcext:value-type="float">
            <text:p>0.821019</text:p>
          </table:table-cell>
          <table:table-cell office:value-type="float" office:value="0.830021" calcext:value-type="float">
            <text:p>0.830021</text:p>
          </table:table-cell>
          <table:table-cell office:value-type="float" office:value="0.827308" calcext:value-type="float">
            <text:p>0.827308</text:p>
          </table:table-cell>
          <table:table-cell office:value-type="float" office:value="0.809648" calcext:value-type="float">
            <text:p>0.809648</text:p>
          </table:table-cell>
          <table:table-cell office:value-type="float" office:value="0.845013" calcext:value-type="float">
            <text:p>0.845013</text:p>
          </table:table-cell>
          <table:table-cell office:value-type="float" office:value="0.833777" calcext:value-type="float">
            <text:p>0.833777</text:p>
          </table:table-cell>
          <table:table-cell office:value-type="float" office:value="0.837492" calcext:value-type="float">
            <text:p>0.837492</text:p>
          </table:table-cell>
          <table:table-cell office:value-type="float" office:value="0.872545" calcext:value-type="float">
            <text:p>0.872545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896667" calcext:value-type="float">
            <text:p>0.896667</text:p>
          </table:table-cell>
          <table:table-cell office:value-type="float" office:value="0.873333" calcext:value-type="float">
            <text:p>0.873333</text:p>
          </table:table-cell>
          <table:table-cell office:value-type="float" office:value="0.856667" calcext:value-type="float">
            <text:p>0.856667</text:p>
          </table:table-cell>
          <table:table-cell office:value-type="float" office:value="0.853333" calcext:value-type="float">
            <text:p>0.853333</text:p>
          </table:table-cell>
          <table:table-cell office:value-type="float" office:value="0.846667" calcext:value-type="float">
            <text:p>0.846667</text:p>
          </table:table-cell>
          <table:table-cell office:value-type="float" office:value="0.886667" calcext:value-type="float">
            <text:p>0.886667</text:p>
          </table:table-cell>
          <table:table-cell office:value-type="float" office:value="0.868333" calcext:value-type="float">
            <text:p>0.868333</text:p>
          </table:table-cell>
          <table:table-cell office:value-type="float" office:value="0.853333" calcext:value-type="float">
            <text:p>0.853333</text:p>
          </table:table-cell>
          <table:table-cell office:value-type="float" office:value="0.895" calcext:value-type="float">
            <text:p>0.895</text:p>
          </table:table-cell>
          <table:table-cell office:value-type="float" office:value="0.888333" calcext:value-type="float">
            <text:p>0.888333</text:p>
          </table:table-cell>
          <table:table-cell table:number-columns-repeated="2" office:value-type="float" office:value="0.86" calcext:value-type="float">
            <text:p>0.86</text:p>
          </table:table-cell>
          <table:table-cell office:value-type="float" office:value="0.865" calcext:value-type="float">
            <text:p>0.865</text:p>
          </table:table-cell>
          <table:table-cell office:value-type="float" office:value="0.851667" calcext:value-type="float">
            <text:p>0.851667</text:p>
          </table:table-cell>
          <table:table-cell office:value-type="float" office:value="0.875" calcext:value-type="float">
            <text:p>0.875</text:p>
          </table:table-cell>
          <table:table-cell office:value-type="float" office:value="0.863333" calcext:value-type="float">
            <text:p>0.863333</text:p>
          </table:table-cell>
          <table:table-cell office:value-type="float" office:value="0.868333" calcext:value-type="float">
            <text:p>0.868333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xecution took PT0.528S</text:p>
          </table:table-cell>
          <table:table-cell table:formula="of:=MAX([.B8:.B13])" office:value-type="float" office:value="0.896667" calcext:value-type="float">
            <text:p>0.896667</text:p>
          </table:table-cell>
          <table:table-cell table:formula="of:=MAX([.C8:.C13])" office:value-type="float" office:value="0.873333" calcext:value-type="float">
            <text:p>0.873333</text:p>
          </table:table-cell>
          <table:table-cell table:formula="of:=MAX([.D8:.D13])" office:value-type="float" office:value="0.856667" calcext:value-type="float">
            <text:p>0.856667</text:p>
          </table:table-cell>
          <table:table-cell table:formula="of:=MAX([.E8:.E13])" office:value-type="float" office:value="0.853333" calcext:value-type="float">
            <text:p>0.853333</text:p>
          </table:table-cell>
          <table:table-cell table:formula="of:=MAX([.F8:.F13])" office:value-type="float" office:value="0.846667" calcext:value-type="float">
            <text:p>0.846667</text:p>
          </table:table-cell>
          <table:table-cell table:formula="of:=MAX([.G8:.G13])" office:value-type="float" office:value="0.886667" calcext:value-type="float">
            <text:p>0.886667</text:p>
          </table:table-cell>
          <table:table-cell table:formula="of:=MAX([.H8:.H13])" office:value-type="float" office:value="0.868333" calcext:value-type="float">
            <text:p>0.868333</text:p>
          </table:table-cell>
          <table:table-cell table:formula="of:=MAX([.I8:.I13])" office:value-type="float" office:value="0.853333" calcext:value-type="float">
            <text:p>0.853333</text:p>
          </table:table-cell>
          <table:table-cell table:formula="of:=MAX([.J8:.J13])" office:value-type="float" office:value="0.895075" calcext:value-type="float">
            <text:p>0.895075</text:p>
          </table:table-cell>
          <table:table-cell table:formula="of:=MAX([.K8:.K13])" office:value-type="float" office:value="0.888333" calcext:value-type="float">
            <text:p>0.888333</text:p>
          </table:table-cell>
          <table:table-cell table:formula="of:=MAX([.L8:.L13])" office:value-type="float" office:value="0.86" calcext:value-type="float">
            <text:p>0.86</text:p>
          </table:table-cell>
          <table:table-cell table:formula="of:=MAX([.M8:.M13])" office:value-type="float" office:value="0.86" calcext:value-type="float">
            <text:p>0.86</text:p>
          </table:table-cell>
          <table:table-cell table:formula="of:=MAX([.N8:.N13])" office:value-type="float" office:value="0.865" calcext:value-type="float">
            <text:p>0.865</text:p>
          </table:table-cell>
          <table:table-cell table:formula="of:=MAX([.O8:.O13])" office:value-type="float" office:value="0.851667" calcext:value-type="float">
            <text:p>0.851667</text:p>
          </table:table-cell>
          <table:table-cell table:formula="of:=MAX([.P8:.P13])" office:value-type="float" office:value="0.875" calcext:value-type="float">
            <text:p>0.875</text:p>
          </table:table-cell>
          <table:table-cell table:formula="of:=MAX([.Q8:.Q13])" office:value-type="float" office:value="0.863333" calcext:value-type="float">
            <text:p>0.863333</text:p>
          </table:table-cell>
          <table:table-cell table:formula="of:=MAX([.R8:.R13])" office:value-type="float" office:value="0.868333" calcext:value-type="float">
            <text:p>0.868333</text:p>
          </table:table-cell>
          <table:table-cell table:formula="of:=MAX([.S8:.S13])" office:value-type="float" office:value="0.9" calcext:value-type="float">
            <text:p>0.9</text:p>
          </table:table-cell>
        </table:table-row>
        <table:table-row table:style-name="ro1">
          <table:table-cell/>
          <table:table-cell table:formula="of:=LOOKUP(MAX([.B15:.S15]);[.B15:.S15];[.$B$7:.$S$7])" office:value-type="string" office:string-value="ngram: 2, alpha: 11, knn: 3, " calcext:value-type="string">
            <text:p>ngram: 2, alpha: 11, knn: 3, 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Experiment KNN for ECGFIVEDAYS has been started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set ECGFiveDays - 884 records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1' contains 442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2' contains 442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NN for ECGFIVEDAYS with param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gram: 2, alpha: 11, knn: 5,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988311" calcext:value-type="float">
            <text:p>0.988311</text:p>
          </table:table-cell>
          <table:table-cell office:value-type="float" office:value="0.983409" calcext:value-type="float">
            <text:p>0.983409</text:p>
          </table:table-cell>
          <table:table-cell office:value-type="float" office:value="0.994344" calcext:value-type="float">
            <text:p>0.994344</text:p>
          </table:table-cell>
          <table:table-cell office:value-type="float" office:value="0.989442" calcext:value-type="float">
            <text:p>0.989442</text:p>
          </table:table-cell>
          <table:table-cell office:value-type="float" office:value="0.988688" calcext:value-type="float">
            <text:p>0.988688</text:p>
          </table:table-cell>
          <table:table-cell office:value-type="float" office:value="0.984163" calcext:value-type="float">
            <text:p>0.984163</text:p>
          </table:table-cell>
          <table:table-cell office:value-type="float" office:value="0.983409" calcext:value-type="float">
            <text:p>0.983409</text:p>
          </table:table-cell>
          <table:table-cell office:value-type="float" office:value="0.982655" calcext:value-type="float">
            <text:p>0.982655</text:p>
          </table:table-cell>
          <table:table-cell office:value-type="float" office:value="0.99095" calcext:value-type="float">
            <text:p>0.99095</text:p>
          </table:table-cell>
          <table:table-cell office:value-type="float" office:value="0.988688" calcext:value-type="float">
            <text:p>0.988688</text:p>
          </table:table-cell>
          <table:table-cell office:value-type="float" office:value="0.985294" calcext:value-type="float">
            <text:p>0.985294</text:p>
          </table:table-cell>
          <table:table-cell office:value-type="float" office:value="0.992836" calcext:value-type="float">
            <text:p>0.992836</text:p>
          </table:table-cell>
          <table:table-cell office:value-type="float" office:value="0.990573" calcext:value-type="float">
            <text:p>0.990573</text:p>
          </table:table-cell>
          <table:table-cell office:value-type="float" office:value="0.989819" calcext:value-type="float">
            <text:p>0.989819</text:p>
          </table:table-cell>
          <table:table-cell office:value-type="float" office:value="0.985294" calcext:value-type="float">
            <text:p>0.985294</text:p>
          </table:table-cell>
          <table:table-cell office:value-type="float" office:value="0.986048" calcext:value-type="float">
            <text:p>0.986048</text:p>
          </table:table-cell>
          <table:table-cell office:value-type="float" office:value="0.982655" calcext:value-type="float">
            <text:p>0.982655</text:p>
          </table:table-cell>
          <table:table-cell office:value-type="float" office:value="0.991327" calcext:value-type="float">
            <text:p>0.991327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988385" calcext:value-type="float">
            <text:p>0.988385</text:p>
          </table:table-cell>
          <table:table-cell office:value-type="float" office:value="0.983557" calcext:value-type="float">
            <text:p>0.983557</text:p>
          </table:table-cell>
          <table:table-cell office:value-type="float" office:value="0.994346" calcext:value-type="float">
            <text:p>0.994346</text:p>
          </table:table-cell>
          <table:table-cell office:value-type="float" office:value="0.989473" calcext:value-type="float">
            <text:p>0.989473</text:p>
          </table:table-cell>
          <table:table-cell office:value-type="float" office:value="0.988723" calcext:value-type="float">
            <text:p>0.988723</text:p>
          </table:table-cell>
          <table:table-cell office:value-type="float" office:value="0.984175" calcext:value-type="float">
            <text:p>0.984175</text:p>
          </table:table-cell>
          <table:table-cell office:value-type="float" office:value="0.98341" calcext:value-type="float">
            <text:p>0.98341</text:p>
          </table:table-cell>
          <table:table-cell office:value-type="float" office:value="0.98267" calcext:value-type="float">
            <text:p>0.98267</text:p>
          </table:table-cell>
          <table:table-cell office:value-type="float" office:value="0.990986" calcext:value-type="float">
            <text:p>0.990986</text:p>
          </table:table-cell>
          <table:table-cell office:value-type="float" office:value="0.988771" calcext:value-type="float">
            <text:p>0.988771</text:p>
          </table:table-cell>
          <table:table-cell office:value-type="float" office:value="0.985445" calcext:value-type="float">
            <text:p>0.985445</text:p>
          </table:table-cell>
          <table:table-cell office:value-type="float" office:value="0.992847" calcext:value-type="float">
            <text:p>0.992847</text:p>
          </table:table-cell>
          <table:table-cell office:value-type="float" office:value="0.99059" calcext:value-type="float">
            <text:p>0.99059</text:p>
          </table:table-cell>
          <table:table-cell office:value-type="float" office:value="0.989838" calcext:value-type="float">
            <text:p>0.989838</text:p>
          </table:table-cell>
          <table:table-cell office:value-type="float" office:value="0.985299" calcext:value-type="float">
            <text:p>0.985299</text:p>
          </table:table-cell>
          <table:table-cell office:value-type="float" office:value="0.986052" calcext:value-type="float">
            <text:p>0.986052</text:p>
          </table:table-cell>
          <table:table-cell office:value-type="float" office:value="0.98267" calcext:value-type="float">
            <text:p>0.98267</text:p>
          </table:table-cell>
          <table:table-cell office:value-type="float" office:value="0.991353" calcext:value-type="float">
            <text:p>0.991353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988311" calcext:value-type="float">
            <text:p>0.988311</text:p>
          </table:table-cell>
          <table:table-cell office:value-type="float" office:value="0.983409" calcext:value-type="float">
            <text:p>0.983409</text:p>
          </table:table-cell>
          <table:table-cell office:value-type="float" office:value="0.994344" calcext:value-type="float">
            <text:p>0.994344</text:p>
          </table:table-cell>
          <table:table-cell office:value-type="float" office:value="0.989442" calcext:value-type="float">
            <text:p>0.989442</text:p>
          </table:table-cell>
          <table:table-cell office:value-type="float" office:value="0.988688" calcext:value-type="float">
            <text:p>0.988688</text:p>
          </table:table-cell>
          <table:table-cell office:value-type="float" office:value="0.984163" calcext:value-type="float">
            <text:p>0.984163</text:p>
          </table:table-cell>
          <table:table-cell office:value-type="float" office:value="0.983409" calcext:value-type="float">
            <text:p>0.983409</text:p>
          </table:table-cell>
          <table:table-cell office:value-type="float" office:value="0.982655" calcext:value-type="float">
            <text:p>0.982655</text:p>
          </table:table-cell>
          <table:table-cell office:value-type="float" office:value="0.99095" calcext:value-type="float">
            <text:p>0.99095</text:p>
          </table:table-cell>
          <table:table-cell office:value-type="float" office:value="0.988688" calcext:value-type="float">
            <text:p>0.988688</text:p>
          </table:table-cell>
          <table:table-cell office:value-type="float" office:value="0.985294" calcext:value-type="float">
            <text:p>0.985294</text:p>
          </table:table-cell>
          <table:table-cell office:value-type="float" office:value="0.992836" calcext:value-type="float">
            <text:p>0.992836</text:p>
          </table:table-cell>
          <table:table-cell office:value-type="float" office:value="0.990573" calcext:value-type="float">
            <text:p>0.990573</text:p>
          </table:table-cell>
          <table:table-cell office:value-type="float" office:value="0.989819" calcext:value-type="float">
            <text:p>0.989819</text:p>
          </table:table-cell>
          <table:table-cell office:value-type="float" office:value="0.985294" calcext:value-type="float">
            <text:p>0.985294</text:p>
          </table:table-cell>
          <table:table-cell office:value-type="float" office:value="0.986048" calcext:value-type="float">
            <text:p>0.986048</text:p>
          </table:table-cell>
          <table:table-cell office:value-type="float" office:value="0.982655" calcext:value-type="float">
            <text:p>0.982655</text:p>
          </table:table-cell>
          <table:table-cell office:value-type="float" office:value="0.991327" calcext:value-type="float">
            <text:p>0.991327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988311" calcext:value-type="float">
            <text:p>0.988311</text:p>
          </table:table-cell>
          <table:table-cell office:value-type="float" office:value="0.983409" calcext:value-type="float">
            <text:p>0.983409</text:p>
          </table:table-cell>
          <table:table-cell office:value-type="float" office:value="0.994344" calcext:value-type="float">
            <text:p>0.994344</text:p>
          </table:table-cell>
          <table:table-cell office:value-type="float" office:value="0.989442" calcext:value-type="float">
            <text:p>0.989442</text:p>
          </table:table-cell>
          <table:table-cell office:value-type="float" office:value="0.988688" calcext:value-type="float">
            <text:p>0.988688</text:p>
          </table:table-cell>
          <table:table-cell office:value-type="float" office:value="0.984163" calcext:value-type="float">
            <text:p>0.984163</text:p>
          </table:table-cell>
          <table:table-cell office:value-type="float" office:value="0.983409" calcext:value-type="float">
            <text:p>0.983409</text:p>
          </table:table-cell>
          <table:table-cell office:value-type="float" office:value="0.982655" calcext:value-type="float">
            <text:p>0.982655</text:p>
          </table:table-cell>
          <table:table-cell office:value-type="float" office:value="0.99095" calcext:value-type="float">
            <text:p>0.99095</text:p>
          </table:table-cell>
          <table:table-cell office:value-type="float" office:value="0.988688" calcext:value-type="float">
            <text:p>0.988688</text:p>
          </table:table-cell>
          <table:table-cell office:value-type="float" office:value="0.985294" calcext:value-type="float">
            <text:p>0.985294</text:p>
          </table:table-cell>
          <table:table-cell office:value-type="float" office:value="0.992836" calcext:value-type="float">
            <text:p>0.992836</text:p>
          </table:table-cell>
          <table:table-cell office:value-type="float" office:value="0.990573" calcext:value-type="float">
            <text:p>0.990573</text:p>
          </table:table-cell>
          <table:table-cell office:value-type="float" office:value="0.989819" calcext:value-type="float">
            <text:p>0.989819</text:p>
          </table:table-cell>
          <table:table-cell office:value-type="float" office:value="0.985294" calcext:value-type="float">
            <text:p>0.985294</text:p>
          </table:table-cell>
          <table:table-cell office:value-type="float" office:value="0.986048" calcext:value-type="float">
            <text:p>0.986048</text:p>
          </table:table-cell>
          <table:table-cell office:value-type="float" office:value="0.982655" calcext:value-type="float">
            <text:p>0.982655</text:p>
          </table:table-cell>
          <table:table-cell office:value-type="float" office:value="0.991327" calcext:value-type="float">
            <text:p>0.991327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988311" calcext:value-type="float">
            <text:p>0.988311</text:p>
          </table:table-cell>
          <table:table-cell office:value-type="float" office:value="0.983409" calcext:value-type="float">
            <text:p>0.983409</text:p>
          </table:table-cell>
          <table:table-cell office:value-type="float" office:value="0.994344" calcext:value-type="float">
            <text:p>0.994344</text:p>
          </table:table-cell>
          <table:table-cell office:value-type="float" office:value="0.989442" calcext:value-type="float">
            <text:p>0.989442</text:p>
          </table:table-cell>
          <table:table-cell office:value-type="float" office:value="0.988688" calcext:value-type="float">
            <text:p>0.988688</text:p>
          </table:table-cell>
          <table:table-cell office:value-type="float" office:value="0.984163" calcext:value-type="float">
            <text:p>0.984163</text:p>
          </table:table-cell>
          <table:table-cell office:value-type="float" office:value="0.983409" calcext:value-type="float">
            <text:p>0.983409</text:p>
          </table:table-cell>
          <table:table-cell office:value-type="float" office:value="0.982655" calcext:value-type="float">
            <text:p>0.982655</text:p>
          </table:table-cell>
          <table:table-cell office:value-type="float" office:value="0.99095" calcext:value-type="float">
            <text:p>0.99095</text:p>
          </table:table-cell>
          <table:table-cell office:value-type="float" office:value="0.988688" calcext:value-type="float">
            <text:p>0.988688</text:p>
          </table:table-cell>
          <table:table-cell office:value-type="float" office:value="0.985294" calcext:value-type="float">
            <text:p>0.985294</text:p>
          </table:table-cell>
          <table:table-cell office:value-type="float" office:value="0.992836" calcext:value-type="float">
            <text:p>0.992836</text:p>
          </table:table-cell>
          <table:table-cell office:value-type="float" office:value="0.990573" calcext:value-type="float">
            <text:p>0.990573</text:p>
          </table:table-cell>
          <table:table-cell office:value-type="float" office:value="0.989819" calcext:value-type="float">
            <text:p>0.989819</text:p>
          </table:table-cell>
          <table:table-cell office:value-type="float" office:value="0.985294" calcext:value-type="float">
            <text:p>0.985294</text:p>
          </table:table-cell>
          <table:table-cell office:value-type="float" office:value="0.986048" calcext:value-type="float">
            <text:p>0.986048</text:p>
          </table:table-cell>
          <table:table-cell office:value-type="float" office:value="0.982655" calcext:value-type="float">
            <text:p>0.982655</text:p>
          </table:table-cell>
          <table:table-cell office:value-type="float" office:value="0.991327" calcext:value-type="float">
            <text:p>0.991327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988311" calcext:value-type="float">
            <text:p>0.988311</text:p>
          </table:table-cell>
          <table:table-cell office:value-type="float" office:value="0.983409" calcext:value-type="float">
            <text:p>0.983409</text:p>
          </table:table-cell>
          <table:table-cell office:value-type="float" office:value="0.994344" calcext:value-type="float">
            <text:p>0.994344</text:p>
          </table:table-cell>
          <table:table-cell office:value-type="float" office:value="0.989442" calcext:value-type="float">
            <text:p>0.989442</text:p>
          </table:table-cell>
          <table:table-cell office:value-type="float" office:value="0.988688" calcext:value-type="float">
            <text:p>0.988688</text:p>
          </table:table-cell>
          <table:table-cell office:value-type="float" office:value="0.984163" calcext:value-type="float">
            <text:p>0.984163</text:p>
          </table:table-cell>
          <table:table-cell office:value-type="float" office:value="0.983409" calcext:value-type="float">
            <text:p>0.983409</text:p>
          </table:table-cell>
          <table:table-cell office:value-type="float" office:value="0.982655" calcext:value-type="float">
            <text:p>0.982655</text:p>
          </table:table-cell>
          <table:table-cell office:value-type="float" office:value="0.99095" calcext:value-type="float">
            <text:p>0.99095</text:p>
          </table:table-cell>
          <table:table-cell office:value-type="float" office:value="0.988688" calcext:value-type="float">
            <text:p>0.988688</text:p>
          </table:table-cell>
          <table:table-cell office:value-type="float" office:value="0.985294" calcext:value-type="float">
            <text:p>0.985294</text:p>
          </table:table-cell>
          <table:table-cell office:value-type="float" office:value="0.992836" calcext:value-type="float">
            <text:p>0.992836</text:p>
          </table:table-cell>
          <table:table-cell office:value-type="float" office:value="0.990573" calcext:value-type="float">
            <text:p>0.990573</text:p>
          </table:table-cell>
          <table:table-cell office:value-type="float" office:value="0.989819" calcext:value-type="float">
            <text:p>0.989819</text:p>
          </table:table-cell>
          <table:table-cell office:value-type="float" office:value="0.985294" calcext:value-type="float">
            <text:p>0.985294</text:p>
          </table:table-cell>
          <table:table-cell office:value-type="float" office:value="0.986048" calcext:value-type="float">
            <text:p>0.986048</text:p>
          </table:table-cell>
          <table:table-cell office:value-type="float" office:value="0.982655" calcext:value-type="float">
            <text:p>0.982655</text:p>
          </table:table-cell>
          <table:table-cell office:value-type="float" office:value="0.991327" calcext:value-type="float">
            <text:p>0.991327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xecution took PT2.035S</text:p>
          </table:table-cell>
          <table:table-cell table:formula="of:=MAX([.B25:.B30])" office:value-type="float" office:value="0.988385" calcext:value-type="float">
            <text:p>0.988385</text:p>
          </table:table-cell>
          <table:table-cell table:formula="of:=MAX([.C25:.C30])" office:value-type="float" office:value="0.983557" calcext:value-type="float">
            <text:p>0.983557</text:p>
          </table:table-cell>
          <table:table-cell table:formula="of:=MAX([.D25:.D30])" office:value-type="float" office:value="0.994346" calcext:value-type="float">
            <text:p>0.994346</text:p>
          </table:table-cell>
          <table:table-cell table:formula="of:=MAX([.E25:.E30])" office:value-type="float" office:value="0.989473" calcext:value-type="float">
            <text:p>0.989473</text:p>
          </table:table-cell>
          <table:table-cell table:formula="of:=MAX([.F25:.F30])" office:value-type="float" office:value="0.988723" calcext:value-type="float">
            <text:p>0.988723</text:p>
          </table:table-cell>
          <table:table-cell table:formula="of:=MAX([.G25:.G30])" office:value-type="float" office:value="0.984175" calcext:value-type="float">
            <text:p>0.984175</text:p>
          </table:table-cell>
          <table:table-cell table:formula="of:=MAX([.H25:.H30])" office:value-type="float" office:value="0.98341" calcext:value-type="float">
            <text:p>0.98341</text:p>
          </table:table-cell>
          <table:table-cell table:formula="of:=MAX([.I25:.I30])" office:value-type="float" office:value="0.98267" calcext:value-type="float">
            <text:p>0.98267</text:p>
          </table:table-cell>
          <table:table-cell table:formula="of:=MAX([.J25:.J30])" office:value-type="float" office:value="0.990986" calcext:value-type="float">
            <text:p>0.990986</text:p>
          </table:table-cell>
          <table:table-cell table:formula="of:=MAX([.K25:.K30])" office:value-type="float" office:value="0.988771" calcext:value-type="float">
            <text:p>0.988771</text:p>
          </table:table-cell>
          <table:table-cell table:formula="of:=MAX([.L25:.L30])" office:value-type="float" office:value="0.985445" calcext:value-type="float">
            <text:p>0.985445</text:p>
          </table:table-cell>
          <table:table-cell table:formula="of:=MAX([.M25:.M30])" office:value-type="float" office:value="0.992847" calcext:value-type="float">
            <text:p>0.992847</text:p>
          </table:table-cell>
          <table:table-cell table:formula="of:=MAX([.N25:.N30])" office:value-type="float" office:value="0.99059" calcext:value-type="float">
            <text:p>0.99059</text:p>
          </table:table-cell>
          <table:table-cell table:formula="of:=MAX([.O25:.O30])" office:value-type="float" office:value="0.989838" calcext:value-type="float">
            <text:p>0.989838</text:p>
          </table:table-cell>
          <table:table-cell table:formula="of:=MAX([.P25:.P30])" office:value-type="float" office:value="0.985299" calcext:value-type="float">
            <text:p>0.985299</text:p>
          </table:table-cell>
          <table:table-cell table:formula="of:=MAX([.Q25:.Q30])" office:value-type="float" office:value="0.986052" calcext:value-type="float">
            <text:p>0.986052</text:p>
          </table:table-cell>
          <table:table-cell table:formula="of:=MAX([.R25:.R30])" office:value-type="float" office:value="0.98267" calcext:value-type="float">
            <text:p>0.98267</text:p>
          </table:table-cell>
          <table:table-cell table:formula="of:=MAX([.S25:.S30])" office:value-type="float" office:value="0.991353" calcext:value-type="float">
            <text:p>0.991353</text:p>
          </table:table-cell>
        </table:table-row>
        <table:table-row table:style-name="ro1">
          <table:table-cell/>
          <table:table-cell table:formula="of:=LOOKUP(MAX([.B32:.S32]);[.B32:.S32];[.$B$7:.$S$7])" office:value-type="string" office:string-value="ngram: 3, alpha: 3, knn: 3, " calcext:value-type="string">
            <text:p>ngram: 3, alpha: 3, knn: 3, 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Experiment KNN for TWOLEADECG has been started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set TwoLeadECG - 1162 records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2' contains 581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1' contains 581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NN for TWOLEADECG with param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gram: 2, alpha: 11, knn: 5,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964716" calcext:value-type="float">
            <text:p>0.964716</text:p>
          </table:table-cell>
          <table:table-cell office:value-type="float" office:value="0.960413" calcext:value-type="float">
            <text:p>0.960413</text:p>
          </table:table-cell>
          <table:table-cell office:value-type="float" office:value="0.838784" calcext:value-type="float">
            <text:p>0.838784</text:p>
          </table:table-cell>
          <table:table-cell office:value-type="float" office:value="0.834768" calcext:value-type="float">
            <text:p>0.834768</text:p>
          </table:table-cell>
          <table:table-cell office:value-type="float" office:value="0.81899" calcext:value-type="float">
            <text:p>0.81899</text:p>
          </table:table-cell>
          <table:table-cell office:value-type="float" office:value="0.880952" calcext:value-type="float">
            <text:p>0.880952</text:p>
          </table:table-cell>
          <table:table-cell table:number-columns-repeated="2" office:value-type="float" office:value="0.865749" calcext:value-type="float">
            <text:p>0.865749</text:p>
          </table:table-cell>
          <table:table-cell office:value-type="float" office:value="0.968445" calcext:value-type="float">
            <text:p>0.968445</text:p>
          </table:table-cell>
          <table:table-cell office:value-type="float" office:value="0.962708" calcext:value-type="float">
            <text:p>0.962708</text:p>
          </table:table-cell>
          <table:table-cell office:value-type="float" office:value="0.9607" calcext:value-type="float">
            <text:p>0.9607</text:p>
          </table:table-cell>
          <table:table-cell office:value-type="float" office:value="0.834194" calcext:value-type="float">
            <text:p>0.834194</text:p>
          </table:table-cell>
          <table:table-cell office:value-type="float" office:value="0.829891" calcext:value-type="float">
            <text:p>0.829891</text:p>
          </table:table-cell>
          <table:table-cell office:value-type="float" office:value="0.816695" calcext:value-type="float">
            <text:p>0.816695</text:p>
          </table:table-cell>
          <table:table-cell office:value-type="float" office:value="0.875215" calcext:value-type="float">
            <text:p>0.875215</text:p>
          </table:table-cell>
          <table:table-cell office:value-type="float" office:value="0.868044" calcext:value-type="float">
            <text:p>0.868044</text:p>
          </table:table-cell>
          <table:table-cell office:value-type="float" office:value="0.862306" calcext:value-type="float">
            <text:p>0.862306</text:p>
          </table:table-cell>
          <table:table-cell office:value-type="float" office:value="0.968445" calcext:value-type="float">
            <text:p>0.968445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964734" calcext:value-type="float">
            <text:p>0.964734</text:p>
          </table:table-cell>
          <table:table-cell office:value-type="float" office:value="0.96048" calcext:value-type="float">
            <text:p>0.96048</text:p>
          </table:table-cell>
          <table:table-cell office:value-type="float" office:value="0.838832" calcext:value-type="float">
            <text:p>0.838832</text:p>
          </table:table-cell>
          <table:table-cell office:value-type="float" office:value="0.835195" calcext:value-type="float">
            <text:p>0.835195</text:p>
          </table:table-cell>
          <table:table-cell office:value-type="float" office:value="0.819948" calcext:value-type="float">
            <text:p>0.819948</text:p>
          </table:table-cell>
          <table:table-cell office:value-type="float" office:value="0.880964" calcext:value-type="float">
            <text:p>0.880964</text:p>
          </table:table-cell>
          <table:table-cell office:value-type="float" office:value="0.865764" calcext:value-type="float">
            <text:p>0.865764</text:p>
          </table:table-cell>
          <table:table-cell office:value-type="float" office:value="0.865771" calcext:value-type="float">
            <text:p>0.865771</text:p>
          </table:table-cell>
          <table:table-cell office:value-type="float" office:value="0.968446" calcext:value-type="float">
            <text:p>0.968446</text:p>
          </table:table-cell>
          <table:table-cell office:value-type="float" office:value="0.962736" calcext:value-type="float">
            <text:p>0.962736</text:p>
          </table:table-cell>
          <table:table-cell office:value-type="float" office:value="0.960764" calcext:value-type="float">
            <text:p>0.960764</text:p>
          </table:table-cell>
          <table:table-cell office:value-type="float" office:value="0.834427" calcext:value-type="float">
            <text:p>0.834427</text:p>
          </table:table-cell>
          <table:table-cell office:value-type="float" office:value="0.830567" calcext:value-type="float">
            <text:p>0.830567</text:p>
          </table:table-cell>
          <table:table-cell office:value-type="float" office:value="0.817494" calcext:value-type="float">
            <text:p>0.817494</text:p>
          </table:table-cell>
          <table:table-cell office:value-type="float" office:value="0.875221" calcext:value-type="float">
            <text:p>0.875221</text:p>
          </table:table-cell>
          <table:table-cell office:value-type="float" office:value="0.868083" calcext:value-type="float">
            <text:p>0.868083</text:p>
          </table:table-cell>
          <table:table-cell office:value-type="float" office:value="0.862334" calcext:value-type="float">
            <text:p>0.862334</text:p>
          </table:table-cell>
          <table:table-cell office:value-type="float" office:value="0.968457" calcext:value-type="float">
            <text:p>0.968457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964716" calcext:value-type="float">
            <text:p>0.964716</text:p>
          </table:table-cell>
          <table:table-cell office:value-type="float" office:value="0.960413" calcext:value-type="float">
            <text:p>0.960413</text:p>
          </table:table-cell>
          <table:table-cell office:value-type="float" office:value="0.838784" calcext:value-type="float">
            <text:p>0.838784</text:p>
          </table:table-cell>
          <table:table-cell office:value-type="float" office:value="0.834768" calcext:value-type="float">
            <text:p>0.834768</text:p>
          </table:table-cell>
          <table:table-cell office:value-type="float" office:value="0.81899" calcext:value-type="float">
            <text:p>0.81899</text:p>
          </table:table-cell>
          <table:table-cell office:value-type="float" office:value="0.880952" calcext:value-type="float">
            <text:p>0.880952</text:p>
          </table:table-cell>
          <table:table-cell table:number-columns-repeated="2" office:value-type="float" office:value="0.865749" calcext:value-type="float">
            <text:p>0.865749</text:p>
          </table:table-cell>
          <table:table-cell office:value-type="float" office:value="0.968445" calcext:value-type="float">
            <text:p>0.968445</text:p>
          </table:table-cell>
          <table:table-cell office:value-type="float" office:value="0.962708" calcext:value-type="float">
            <text:p>0.962708</text:p>
          </table:table-cell>
          <table:table-cell office:value-type="float" office:value="0.9607" calcext:value-type="float">
            <text:p>0.9607</text:p>
          </table:table-cell>
          <table:table-cell office:value-type="float" office:value="0.834194" calcext:value-type="float">
            <text:p>0.834194</text:p>
          </table:table-cell>
          <table:table-cell office:value-type="float" office:value="0.829891" calcext:value-type="float">
            <text:p>0.829891</text:p>
          </table:table-cell>
          <table:table-cell office:value-type="float" office:value="0.816695" calcext:value-type="float">
            <text:p>0.816695</text:p>
          </table:table-cell>
          <table:table-cell office:value-type="float" office:value="0.875215" calcext:value-type="float">
            <text:p>0.875215</text:p>
          </table:table-cell>
          <table:table-cell office:value-type="float" office:value="0.868044" calcext:value-type="float">
            <text:p>0.868044</text:p>
          </table:table-cell>
          <table:table-cell office:value-type="float" office:value="0.862306" calcext:value-type="float">
            <text:p>0.862306</text:p>
          </table:table-cell>
          <table:table-cell office:value-type="float" office:value="0.968445" calcext:value-type="float">
            <text:p>0.968445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964716" calcext:value-type="float">
            <text:p>0.964716</text:p>
          </table:table-cell>
          <table:table-cell office:value-type="float" office:value="0.960413" calcext:value-type="float">
            <text:p>0.960413</text:p>
          </table:table-cell>
          <table:table-cell office:value-type="float" office:value="0.838784" calcext:value-type="float">
            <text:p>0.838784</text:p>
          </table:table-cell>
          <table:table-cell office:value-type="float" office:value="0.834768" calcext:value-type="float">
            <text:p>0.834768</text:p>
          </table:table-cell>
          <table:table-cell office:value-type="float" office:value="0.81899" calcext:value-type="float">
            <text:p>0.81899</text:p>
          </table:table-cell>
          <table:table-cell office:value-type="float" office:value="0.880952" calcext:value-type="float">
            <text:p>0.880952</text:p>
          </table:table-cell>
          <table:table-cell table:number-columns-repeated="2" office:value-type="float" office:value="0.865749" calcext:value-type="float">
            <text:p>0.865749</text:p>
          </table:table-cell>
          <table:table-cell office:value-type="float" office:value="0.968445" calcext:value-type="float">
            <text:p>0.968445</text:p>
          </table:table-cell>
          <table:table-cell office:value-type="float" office:value="0.962708" calcext:value-type="float">
            <text:p>0.962708</text:p>
          </table:table-cell>
          <table:table-cell office:value-type="float" office:value="0.9607" calcext:value-type="float">
            <text:p>0.9607</text:p>
          </table:table-cell>
          <table:table-cell office:value-type="float" office:value="0.834194" calcext:value-type="float">
            <text:p>0.834194</text:p>
          </table:table-cell>
          <table:table-cell office:value-type="float" office:value="0.829891" calcext:value-type="float">
            <text:p>0.829891</text:p>
          </table:table-cell>
          <table:table-cell office:value-type="float" office:value="0.816695" calcext:value-type="float">
            <text:p>0.816695</text:p>
          </table:table-cell>
          <table:table-cell office:value-type="float" office:value="0.875215" calcext:value-type="float">
            <text:p>0.875215</text:p>
          </table:table-cell>
          <table:table-cell office:value-type="float" office:value="0.868044" calcext:value-type="float">
            <text:p>0.868044</text:p>
          </table:table-cell>
          <table:table-cell office:value-type="float" office:value="0.862306" calcext:value-type="float">
            <text:p>0.862306</text:p>
          </table:table-cell>
          <table:table-cell office:value-type="float" office:value="0.968445" calcext:value-type="float">
            <text:p>0.968445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964716" calcext:value-type="float">
            <text:p>0.964716</text:p>
          </table:table-cell>
          <table:table-cell office:value-type="float" office:value="0.960413" calcext:value-type="float">
            <text:p>0.960413</text:p>
          </table:table-cell>
          <table:table-cell office:value-type="float" office:value="0.838784" calcext:value-type="float">
            <text:p>0.838784</text:p>
          </table:table-cell>
          <table:table-cell office:value-type="float" office:value="0.834768" calcext:value-type="float">
            <text:p>0.834768</text:p>
          </table:table-cell>
          <table:table-cell office:value-type="float" office:value="0.81899" calcext:value-type="float">
            <text:p>0.81899</text:p>
          </table:table-cell>
          <table:table-cell office:value-type="float" office:value="0.880952" calcext:value-type="float">
            <text:p>0.880952</text:p>
          </table:table-cell>
          <table:table-cell table:number-columns-repeated="2" office:value-type="float" office:value="0.865749" calcext:value-type="float">
            <text:p>0.865749</text:p>
          </table:table-cell>
          <table:table-cell office:value-type="float" office:value="0.968445" calcext:value-type="float">
            <text:p>0.968445</text:p>
          </table:table-cell>
          <table:table-cell office:value-type="float" office:value="0.962708" calcext:value-type="float">
            <text:p>0.962708</text:p>
          </table:table-cell>
          <table:table-cell office:value-type="float" office:value="0.9607" calcext:value-type="float">
            <text:p>0.9607</text:p>
          </table:table-cell>
          <table:table-cell office:value-type="float" office:value="0.834194" calcext:value-type="float">
            <text:p>0.834194</text:p>
          </table:table-cell>
          <table:table-cell office:value-type="float" office:value="0.829891" calcext:value-type="float">
            <text:p>0.829891</text:p>
          </table:table-cell>
          <table:table-cell office:value-type="float" office:value="0.816695" calcext:value-type="float">
            <text:p>0.816695</text:p>
          </table:table-cell>
          <table:table-cell office:value-type="float" office:value="0.875215" calcext:value-type="float">
            <text:p>0.875215</text:p>
          </table:table-cell>
          <table:table-cell office:value-type="float" office:value="0.868044" calcext:value-type="float">
            <text:p>0.868044</text:p>
          </table:table-cell>
          <table:table-cell office:value-type="float" office:value="0.862306" calcext:value-type="float">
            <text:p>0.862306</text:p>
          </table:table-cell>
          <table:table-cell office:value-type="float" office:value="0.968445" calcext:value-type="float">
            <text:p>0.968445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964716" calcext:value-type="float">
            <text:p>0.964716</text:p>
          </table:table-cell>
          <table:table-cell office:value-type="float" office:value="0.960413" calcext:value-type="float">
            <text:p>0.960413</text:p>
          </table:table-cell>
          <table:table-cell office:value-type="float" office:value="0.838784" calcext:value-type="float">
            <text:p>0.838784</text:p>
          </table:table-cell>
          <table:table-cell office:value-type="float" office:value="0.834768" calcext:value-type="float">
            <text:p>0.834768</text:p>
          </table:table-cell>
          <table:table-cell office:value-type="float" office:value="0.81899" calcext:value-type="float">
            <text:p>0.81899</text:p>
          </table:table-cell>
          <table:table-cell office:value-type="float" office:value="0.880952" calcext:value-type="float">
            <text:p>0.880952</text:p>
          </table:table-cell>
          <table:table-cell table:number-columns-repeated="2" office:value-type="float" office:value="0.865749" calcext:value-type="float">
            <text:p>0.865749</text:p>
          </table:table-cell>
          <table:table-cell office:value-type="float" office:value="0.968445" calcext:value-type="float">
            <text:p>0.968445</text:p>
          </table:table-cell>
          <table:table-cell office:value-type="float" office:value="0.962708" calcext:value-type="float">
            <text:p>0.962708</text:p>
          </table:table-cell>
          <table:table-cell office:value-type="float" office:value="0.9607" calcext:value-type="float">
            <text:p>0.9607</text:p>
          </table:table-cell>
          <table:table-cell office:value-type="float" office:value="0.834194" calcext:value-type="float">
            <text:p>0.834194</text:p>
          </table:table-cell>
          <table:table-cell office:value-type="float" office:value="0.829891" calcext:value-type="float">
            <text:p>0.829891</text:p>
          </table:table-cell>
          <table:table-cell office:value-type="float" office:value="0.816695" calcext:value-type="float">
            <text:p>0.816695</text:p>
          </table:table-cell>
          <table:table-cell office:value-type="float" office:value="0.875215" calcext:value-type="float">
            <text:p>0.875215</text:p>
          </table:table-cell>
          <table:table-cell office:value-type="float" office:value="0.868044" calcext:value-type="float">
            <text:p>0.868044</text:p>
          </table:table-cell>
          <table:table-cell office:value-type="float" office:value="0.862306" calcext:value-type="float">
            <text:p>0.862306</text:p>
          </table:table-cell>
          <table:table-cell office:value-type="float" office:value="0.968445" calcext:value-type="float">
            <text:p>0.968445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xecution took PT2.465S</text:p>
          </table:table-cell>
          <table:table-cell table:formula="of:=MAX([.B42:.B47])" office:value-type="float" office:value="0.964734" calcext:value-type="float">
            <text:p>0.964734</text:p>
          </table:table-cell>
          <table:table-cell table:formula="of:=MAX([.C42:.C47])" office:value-type="float" office:value="0.96048" calcext:value-type="float">
            <text:p>0.96048</text:p>
          </table:table-cell>
          <table:table-cell table:formula="of:=MAX([.D42:.D47])" office:value-type="float" office:value="0.838832" calcext:value-type="float">
            <text:p>0.838832</text:p>
          </table:table-cell>
          <table:table-cell table:formula="of:=MAX([.E42:.E47])" office:value-type="float" office:value="0.835195" calcext:value-type="float">
            <text:p>0.835195</text:p>
          </table:table-cell>
          <table:table-cell table:formula="of:=MAX([.F42:.F47])" office:value-type="float" office:value="0.819948" calcext:value-type="float">
            <text:p>0.819948</text:p>
          </table:table-cell>
          <table:table-cell table:formula="of:=MAX([.G42:.G47])" office:value-type="float" office:value="0.880964" calcext:value-type="float">
            <text:p>0.880964</text:p>
          </table:table-cell>
          <table:table-cell table:formula="of:=MAX([.H42:.H47])" office:value-type="float" office:value="0.865764" calcext:value-type="float">
            <text:p>0.865764</text:p>
          </table:table-cell>
          <table:table-cell table:formula="of:=MAX([.I42:.I47])" office:value-type="float" office:value="0.865771" calcext:value-type="float">
            <text:p>0.865771</text:p>
          </table:table-cell>
          <table:table-cell table:formula="of:=MAX([.J42:.J47])" office:value-type="float" office:value="0.968446" calcext:value-type="float">
            <text:p>0.968446</text:p>
          </table:table-cell>
          <table:table-cell table:formula="of:=MAX([.K42:.K47])" office:value-type="float" office:value="0.962736" calcext:value-type="float">
            <text:p>0.962736</text:p>
          </table:table-cell>
          <table:table-cell table:formula="of:=MAX([.L42:.L47])" office:value-type="float" office:value="0.960764" calcext:value-type="float">
            <text:p>0.960764</text:p>
          </table:table-cell>
          <table:table-cell table:formula="of:=MAX([.M42:.M47])" office:value-type="float" office:value="0.834427" calcext:value-type="float">
            <text:p>0.834427</text:p>
          </table:table-cell>
          <table:table-cell table:formula="of:=MAX([.N42:.N47])" office:value-type="float" office:value="0.830567" calcext:value-type="float">
            <text:p>0.830567</text:p>
          </table:table-cell>
          <table:table-cell table:formula="of:=MAX([.O42:.O47])" office:value-type="float" office:value="0.817494" calcext:value-type="float">
            <text:p>0.817494</text:p>
          </table:table-cell>
          <table:table-cell table:formula="of:=MAX([.P42:.P47])" office:value-type="float" office:value="0.875221" calcext:value-type="float">
            <text:p>0.875221</text:p>
          </table:table-cell>
          <table:table-cell table:formula="of:=MAX([.Q42:.Q47])" office:value-type="float" office:value="0.868083" calcext:value-type="float">
            <text:p>0.868083</text:p>
          </table:table-cell>
          <table:table-cell table:formula="of:=MAX([.R42:.R47])" office:value-type="float" office:value="0.862334" calcext:value-type="float">
            <text:p>0.862334</text:p>
          </table:table-cell>
          <table:table-cell table:formula="of:=MAX([.S42:.S47])" office:value-type="float" office:value="0.968457" calcext:value-type="float">
            <text:p>0.968457</text:p>
          </table:table-cell>
        </table:table-row>
        <table:table-row table:style-name="ro1">
          <table:table-cell/>
          <table:table-cell table:formula="of:=LOOKUP(MAX([.B49:.S49]);[.B49:.S49];[.$B$7:.$S$7])" office:value-type="string" office:string-value="ngram: 2, alpha: 11, knn: 3, " calcext:value-type="string">
            <text:p>ngram: 2, alpha: 11, knn: 3, 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Experiment KNN for YOGA has been started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set yoga - 3300 records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1' contains 1530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2' contains 1770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NN for YOGA with param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gram: 2, alpha: 11, knn: 5,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914545" calcext:value-type="float">
            <text:p>0.914545</text:p>
          </table:table-cell>
          <table:table-cell office:value-type="float" office:value="0.90303" calcext:value-type="float">
            <text:p>0.90303</text:p>
          </table:table-cell>
          <table:table-cell office:value-type="float" office:value="0.880303" calcext:value-type="float">
            <text:p>0.880303</text:p>
          </table:table-cell>
          <table:table-cell office:value-type="float" office:value="0.883737" calcext:value-type="float">
            <text:p>0.883737</text:p>
          </table:table-cell>
          <table:table-cell office:value-type="float" office:value="0.875556" calcext:value-type="float">
            <text:p>0.875556</text:p>
          </table:table-cell>
          <table:table-cell office:value-type="float" office:value="0.902323" calcext:value-type="float">
            <text:p>0.902323</text:p>
          </table:table-cell>
          <table:table-cell office:value-type="float" office:value="0.893333" calcext:value-type="float">
            <text:p>0.893333</text:p>
          </table:table-cell>
          <table:table-cell office:value-type="float" office:value="0.888889" calcext:value-type="float">
            <text:p>0.888889</text:p>
          </table:table-cell>
          <table:table-cell office:value-type="float" office:value="0.924141" calcext:value-type="float">
            <text:p>0.924141</text:p>
          </table:table-cell>
          <table:table-cell office:value-type="float" office:value="0.912626" calcext:value-type="float">
            <text:p>0.912626</text:p>
          </table:table-cell>
          <table:table-cell office:value-type="float" office:value="0.903434" calcext:value-type="float">
            <text:p>0.903434</text:p>
          </table:table-cell>
          <table:table-cell office:value-type="float" office:value="0.883939" calcext:value-type="float">
            <text:p>0.883939</text:p>
          </table:table-cell>
          <table:table-cell office:value-type="float" office:value="0.882222" calcext:value-type="float">
            <text:p>0.882222</text:p>
          </table:table-cell>
          <table:table-cell office:value-type="float" office:value="0.876061" calcext:value-type="float">
            <text:p>0.876061</text:p>
          </table:table-cell>
          <table:table-cell office:value-type="float" office:value="0.904747" calcext:value-type="float">
            <text:p>0.904747</text:p>
          </table:table-cell>
          <table:table-cell office:value-type="float" office:value="0.894747" calcext:value-type="float">
            <text:p>0.894747</text:p>
          </table:table-cell>
          <table:table-cell office:value-type="float" office:value="0.887273" calcext:value-type="float">
            <text:p>0.887273</text:p>
          </table:table-cell>
          <table:table-cell office:value-type="float" office:value="0.923535" calcext:value-type="float">
            <text:p>0.923535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914827" calcext:value-type="float">
            <text:p>0.914827</text:p>
          </table:table-cell>
          <table:table-cell office:value-type="float" office:value="0.903319" calcext:value-type="float">
            <text:p>0.903319</text:p>
          </table:table-cell>
          <table:table-cell office:value-type="float" office:value="0.880301" calcext:value-type="float">
            <text:p>0.880301</text:p>
          </table:table-cell>
          <table:table-cell office:value-type="float" office:value="0.883857" calcext:value-type="float">
            <text:p>0.883857</text:p>
          </table:table-cell>
          <table:table-cell office:value-type="float" office:value="0.875776" calcext:value-type="float">
            <text:p>0.875776</text:p>
          </table:table-cell>
          <table:table-cell office:value-type="float" office:value="0.902385" calcext:value-type="float">
            <text:p>0.902385</text:p>
          </table:table-cell>
          <table:table-cell office:value-type="float" office:value="0.893474" calcext:value-type="float">
            <text:p>0.893474</text:p>
          </table:table-cell>
          <table:table-cell office:value-type="float" office:value="0.889137" calcext:value-type="float">
            <text:p>0.889137</text:p>
          </table:table-cell>
          <table:table-cell office:value-type="float" office:value="0.924337" calcext:value-type="float">
            <text:p>0.924337</text:p>
          </table:table-cell>
          <table:table-cell office:value-type="float" office:value="0.9129" calcext:value-type="float">
            <text:p>0.9129</text:p>
          </table:table-cell>
          <table:table-cell office:value-type="float" office:value="0.903761" calcext:value-type="float">
            <text:p>0.903761</text:p>
          </table:table-cell>
          <table:table-cell office:value-type="float" office:value="0.883929" calcext:value-type="float">
            <text:p>0.883929</text:p>
          </table:table-cell>
          <table:table-cell office:value-type="float" office:value="0.882293" calcext:value-type="float">
            <text:p>0.882293</text:p>
          </table:table-cell>
          <table:table-cell office:value-type="float" office:value="0.876348" calcext:value-type="float">
            <text:p>0.876348</text:p>
          </table:table-cell>
          <table:table-cell office:value-type="float" office:value="0.904831" calcext:value-type="float">
            <text:p>0.904831</text:p>
          </table:table-cell>
          <table:table-cell office:value-type="float" office:value="0.894956" calcext:value-type="float">
            <text:p>0.894956</text:p>
          </table:table-cell>
          <table:table-cell office:value-type="float" office:value="0.887517" calcext:value-type="float">
            <text:p>0.887517</text:p>
          </table:table-cell>
          <table:table-cell office:value-type="float" office:value="0.923786" calcext:value-type="float">
            <text:p>0.923786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914545" calcext:value-type="float">
            <text:p>0.914545</text:p>
          </table:table-cell>
          <table:table-cell office:value-type="float" office:value="0.90303" calcext:value-type="float">
            <text:p>0.90303</text:p>
          </table:table-cell>
          <table:table-cell office:value-type="float" office:value="0.880303" calcext:value-type="float">
            <text:p>0.880303</text:p>
          </table:table-cell>
          <table:table-cell office:value-type="float" office:value="0.883737" calcext:value-type="float">
            <text:p>0.883737</text:p>
          </table:table-cell>
          <table:table-cell office:value-type="float" office:value="0.875556" calcext:value-type="float">
            <text:p>0.875556</text:p>
          </table:table-cell>
          <table:table-cell office:value-type="float" office:value="0.902323" calcext:value-type="float">
            <text:p>0.902323</text:p>
          </table:table-cell>
          <table:table-cell office:value-type="float" office:value="0.893333" calcext:value-type="float">
            <text:p>0.893333</text:p>
          </table:table-cell>
          <table:table-cell office:value-type="float" office:value="0.888889" calcext:value-type="float">
            <text:p>0.888889</text:p>
          </table:table-cell>
          <table:table-cell office:value-type="float" office:value="0.924141" calcext:value-type="float">
            <text:p>0.924141</text:p>
          </table:table-cell>
          <table:table-cell office:value-type="float" office:value="0.912626" calcext:value-type="float">
            <text:p>0.912626</text:p>
          </table:table-cell>
          <table:table-cell office:value-type="float" office:value="0.903434" calcext:value-type="float">
            <text:p>0.903434</text:p>
          </table:table-cell>
          <table:table-cell office:value-type="float" office:value="0.883939" calcext:value-type="float">
            <text:p>0.883939</text:p>
          </table:table-cell>
          <table:table-cell office:value-type="float" office:value="0.882222" calcext:value-type="float">
            <text:p>0.882222</text:p>
          </table:table-cell>
          <table:table-cell office:value-type="float" office:value="0.876061" calcext:value-type="float">
            <text:p>0.876061</text:p>
          </table:table-cell>
          <table:table-cell office:value-type="float" office:value="0.904747" calcext:value-type="float">
            <text:p>0.904747</text:p>
          </table:table-cell>
          <table:table-cell office:value-type="float" office:value="0.894747" calcext:value-type="float">
            <text:p>0.894747</text:p>
          </table:table-cell>
          <table:table-cell office:value-type="float" office:value="0.887273" calcext:value-type="float">
            <text:p>0.887273</text:p>
          </table:table-cell>
          <table:table-cell office:value-type="float" office:value="0.923535" calcext:value-type="float">
            <text:p>0.923535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910358" calcext:value-type="float">
            <text:p>0.910358</text:p>
          </table:table-cell>
          <table:table-cell office:value-type="float" office:value="0.898543" calcext:value-type="float">
            <text:p>0.898543</text:p>
          </table:table-cell>
          <table:table-cell office:value-type="float" office:value="0.87745" calcext:value-type="float">
            <text:p>0.87745</text:p>
          </table:table-cell>
          <table:table-cell office:value-type="float" office:value="0.879709" calcext:value-type="float">
            <text:p>0.879709</text:p>
          </table:table-cell>
          <table:table-cell office:value-type="float" office:value="0.870717" calcext:value-type="float">
            <text:p>0.870717</text:p>
          </table:table-cell>
          <table:table-cell office:value-type="float" office:value="0.899231" calcext:value-type="float">
            <text:p>0.899231</text:p>
          </table:table-cell>
          <table:table-cell office:value-type="float" office:value="0.889422" calcext:value-type="float">
            <text:p>0.889422</text:p>
          </table:table-cell>
          <table:table-cell office:value-type="float" office:value="0.884251" calcext:value-type="float">
            <text:p>0.884251</text:p>
          </table:table-cell>
          <table:table-cell office:value-type="float" office:value="0.920632" calcext:value-type="float">
            <text:p>0.920632</text:p>
          </table:table-cell>
          <table:table-cell office:value-type="float" office:value="0.908433" calcext:value-type="float">
            <text:p>0.908433</text:p>
          </table:table-cell>
          <table:table-cell office:value-type="float" office:value="0.898803" calcext:value-type="float">
            <text:p>0.898803</text:p>
          </table:table-cell>
          <table:table-cell office:value-type="float" office:value="0.881597" calcext:value-type="float">
            <text:p>0.881597</text:p>
          </table:table-cell>
          <table:table-cell office:value-type="float" office:value="0.878547" calcext:value-type="float">
            <text:p>0.878547</text:p>
          </table:table-cell>
          <table:table-cell office:value-type="float" office:value="0.870917" calcext:value-type="float">
            <text:p>0.870917</text:p>
          </table:table-cell>
          <table:table-cell office:value-type="float" office:value="0.901593" calcext:value-type="float">
            <text:p>0.901593</text:p>
          </table:table-cell>
          <table:table-cell office:value-type="float" office:value="0.890467" calcext:value-type="float">
            <text:p>0.890467</text:p>
          </table:table-cell>
          <table:table-cell office:value-type="float" office:value="0.882618" calcext:value-type="float">
            <text:p>0.882618</text:p>
          </table:table-cell>
          <table:table-cell office:value-type="float" office:value="0.919753" calcext:value-type="float">
            <text:p>0.919753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912449" calcext:value-type="float">
            <text:p>0.912449</text:p>
          </table:table-cell>
          <table:table-cell office:value-type="float" office:value="0.900784" calcext:value-type="float">
            <text:p>0.900784</text:p>
          </table:table-cell>
          <table:table-cell office:value-type="float" office:value="0.878875" calcext:value-type="float">
            <text:p>0.878875</text:p>
          </table:table-cell>
          <table:table-cell office:value-type="float" office:value="0.881721" calcext:value-type="float">
            <text:p>0.881721</text:p>
          </table:table-cell>
          <table:table-cell office:value-type="float" office:value="0.873133" calcext:value-type="float">
            <text:p>0.873133</text:p>
          </table:table-cell>
          <table:table-cell office:value-type="float" office:value="0.900776" calcext:value-type="float">
            <text:p>0.900776</text:p>
          </table:table-cell>
          <table:table-cell office:value-type="float" office:value="0.891376" calcext:value-type="float">
            <text:p>0.891376</text:p>
          </table:table-cell>
          <table:table-cell office:value-type="float" office:value="0.886567" calcext:value-type="float">
            <text:p>0.886567</text:p>
          </table:table-cell>
          <table:table-cell office:value-type="float" office:value="0.922385" calcext:value-type="float">
            <text:p>0.922385</text:p>
          </table:table-cell>
          <table:table-cell office:value-type="float" office:value="0.910527" calcext:value-type="float">
            <text:p>0.910527</text:p>
          </table:table-cell>
          <table:table-cell office:value-type="float" office:value="0.901116" calcext:value-type="float">
            <text:p>0.901116</text:p>
          </table:table-cell>
          <table:table-cell office:value-type="float" office:value="0.882768" calcext:value-type="float">
            <text:p>0.882768</text:p>
          </table:table-cell>
          <table:table-cell office:value-type="float" office:value="0.880383" calcext:value-type="float">
            <text:p>0.880383</text:p>
          </table:table-cell>
          <table:table-cell office:value-type="float" office:value="0.873485" calcext:value-type="float">
            <text:p>0.873485</text:p>
          </table:table-cell>
          <table:table-cell office:value-type="float" office:value="0.903169" calcext:value-type="float">
            <text:p>0.903169</text:p>
          </table:table-cell>
          <table:table-cell office:value-type="float" office:value="0.892605" calcext:value-type="float">
            <text:p>0.892605</text:p>
          </table:table-cell>
          <table:table-cell office:value-type="float" office:value="0.884942" calcext:value-type="float">
            <text:p>0.884942</text:p>
          </table:table-cell>
          <table:table-cell office:value-type="float" office:value="0.921642" calcext:value-type="float">
            <text:p>0.921642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914545" calcext:value-type="float">
            <text:p>0.914545</text:p>
          </table:table-cell>
          <table:table-cell office:value-type="float" office:value="0.90303" calcext:value-type="float">
            <text:p>0.90303</text:p>
          </table:table-cell>
          <table:table-cell office:value-type="float" office:value="0.880303" calcext:value-type="float">
            <text:p>0.880303</text:p>
          </table:table-cell>
          <table:table-cell office:value-type="float" office:value="0.883737" calcext:value-type="float">
            <text:p>0.883737</text:p>
          </table:table-cell>
          <table:table-cell office:value-type="float" office:value="0.875556" calcext:value-type="float">
            <text:p>0.875556</text:p>
          </table:table-cell>
          <table:table-cell office:value-type="float" office:value="0.902323" calcext:value-type="float">
            <text:p>0.902323</text:p>
          </table:table-cell>
          <table:table-cell office:value-type="float" office:value="0.893333" calcext:value-type="float">
            <text:p>0.893333</text:p>
          </table:table-cell>
          <table:table-cell office:value-type="float" office:value="0.888889" calcext:value-type="float">
            <text:p>0.888889</text:p>
          </table:table-cell>
          <table:table-cell office:value-type="float" office:value="0.924141" calcext:value-type="float">
            <text:p>0.924141</text:p>
          </table:table-cell>
          <table:table-cell office:value-type="float" office:value="0.912626" calcext:value-type="float">
            <text:p>0.912626</text:p>
          </table:table-cell>
          <table:table-cell office:value-type="float" office:value="0.903434" calcext:value-type="float">
            <text:p>0.903434</text:p>
          </table:table-cell>
          <table:table-cell office:value-type="float" office:value="0.883939" calcext:value-type="float">
            <text:p>0.883939</text:p>
          </table:table-cell>
          <table:table-cell office:value-type="float" office:value="0.882222" calcext:value-type="float">
            <text:p>0.882222</text:p>
          </table:table-cell>
          <table:table-cell office:value-type="float" office:value="0.876061" calcext:value-type="float">
            <text:p>0.876061</text:p>
          </table:table-cell>
          <table:table-cell office:value-type="float" office:value="0.904747" calcext:value-type="float">
            <text:p>0.904747</text:p>
          </table:table-cell>
          <table:table-cell office:value-type="float" office:value="0.894747" calcext:value-type="float">
            <text:p>0.894747</text:p>
          </table:table-cell>
          <table:table-cell office:value-type="float" office:value="0.887273" calcext:value-type="float">
            <text:p>0.887273</text:p>
          </table:table-cell>
          <table:table-cell office:value-type="float" office:value="0.923535" calcext:value-type="float">
            <text:p>0.923535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xecution took PT17.796S</text:p>
          </table:table-cell>
          <table:table-cell table:formula="of:=MAX([.B59:.B64])" office:value-type="float" office:value="0.914827" calcext:value-type="float">
            <text:p>0.914827</text:p>
          </table:table-cell>
          <table:table-cell table:formula="of:=MAX([.C59:.C64])" office:value-type="float" office:value="0.903319" calcext:value-type="float">
            <text:p>0.903319</text:p>
          </table:table-cell>
          <table:table-cell table:formula="of:=MAX([.D59:.D64])" office:value-type="float" office:value="0.880303" calcext:value-type="float">
            <text:p>0.880303</text:p>
          </table:table-cell>
          <table:table-cell table:formula="of:=MAX([.E59:.E64])" office:value-type="float" office:value="0.883857" calcext:value-type="float">
            <text:p>0.883857</text:p>
          </table:table-cell>
          <table:table-cell table:formula="of:=MAX([.F59:.F64])" office:value-type="float" office:value="0.875776" calcext:value-type="float">
            <text:p>0.875776</text:p>
          </table:table-cell>
          <table:table-cell table:formula="of:=MAX([.G59:.G64])" office:value-type="float" office:value="0.902385" calcext:value-type="float">
            <text:p>0.902385</text:p>
          </table:table-cell>
          <table:table-cell table:formula="of:=MAX([.H59:.H64])" office:value-type="float" office:value="0.893474" calcext:value-type="float">
            <text:p>0.893474</text:p>
          </table:table-cell>
          <table:table-cell table:formula="of:=MAX([.I59:.I64])" office:value-type="float" office:value="0.889137" calcext:value-type="float">
            <text:p>0.889137</text:p>
          </table:table-cell>
          <table:table-cell table:formula="of:=MAX([.J59:.J64])" office:value-type="float" office:value="0.924337" calcext:value-type="float">
            <text:p>0.924337</text:p>
          </table:table-cell>
          <table:table-cell table:formula="of:=MAX([.K59:.K64])" office:value-type="float" office:value="0.9129" calcext:value-type="float">
            <text:p>0.9129</text:p>
          </table:table-cell>
          <table:table-cell table:formula="of:=MAX([.L59:.L64])" office:value-type="float" office:value="0.903761" calcext:value-type="float">
            <text:p>0.903761</text:p>
          </table:table-cell>
          <table:table-cell table:formula="of:=MAX([.M59:.M64])" office:value-type="float" office:value="0.883939" calcext:value-type="float">
            <text:p>0.883939</text:p>
          </table:table-cell>
          <table:table-cell table:formula="of:=MAX([.N59:.N64])" office:value-type="float" office:value="0.882293" calcext:value-type="float">
            <text:p>0.882293</text:p>
          </table:table-cell>
          <table:table-cell table:formula="of:=MAX([.O59:.O64])" office:value-type="float" office:value="0.876348" calcext:value-type="float">
            <text:p>0.876348</text:p>
          </table:table-cell>
          <table:table-cell table:formula="of:=MAX([.P59:.P64])" office:value-type="float" office:value="0.904831" calcext:value-type="float">
            <text:p>0.904831</text:p>
          </table:table-cell>
          <table:table-cell table:formula="of:=MAX([.Q59:.Q64])" office:value-type="float" office:value="0.894956" calcext:value-type="float">
            <text:p>0.894956</text:p>
          </table:table-cell>
          <table:table-cell table:formula="of:=MAX([.R59:.R64])" office:value-type="float" office:value="0.887517" calcext:value-type="float">
            <text:p>0.887517</text:p>
          </table:table-cell>
          <table:table-cell table:formula="of:=MAX([.S59:.S64])" office:value-type="float" office:value="0.923786" calcext:value-type="float">
            <text:p>0.923786</text:p>
          </table:table-cell>
        </table:table-row>
        <table:table-row table:style-name="ro1">
          <table:table-cell/>
          <table:table-cell table:formula="of:=LOOKUP(MAX([.B66:.S66]);[.B66:.S66];[.$B$7:.$S$7])" office:value-type="string" office:string-value="ngram: 3, alpha: 11, knn: 3, " calcext:value-type="string">
            <text:p>ngram: 3, alpha: 11, knn: 3, 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Experiment KNN for MOTESTRAIN has been started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set MoteStrain - 1272 records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2' contains 587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1' contains 685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NN for MOTESTRAIN with param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gram: 2, alpha: 11, knn: 5,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958333" calcext:value-type="float">
            <text:p>0.958333</text:p>
          </table:table-cell>
          <table:table-cell office:value-type="float" office:value="0.956761" calcext:value-type="float">
            <text:p>0.956761</text:p>
          </table:table-cell>
          <table:table-cell office:value-type="float" office:value="0.933438" calcext:value-type="float">
            <text:p>0.933438</text:p>
          </table:table-cell>
          <table:table-cell office:value-type="float" office:value="0.929769" calcext:value-type="float">
            <text:p>0.929769</text:p>
          </table:table-cell>
          <table:table-cell office:value-type="float" office:value="0.930294" calcext:value-type="float">
            <text:p>0.930294</text:p>
          </table:table-cell>
          <table:table-cell office:value-type="float" office:value="0.94392" calcext:value-type="float">
            <text:p>0.94392</text:p>
          </table:table-cell>
          <table:table-cell office:value-type="float" office:value="0.941824" calcext:value-type="float">
            <text:p>0.941824</text:p>
          </table:table-cell>
          <table:table-cell office:value-type="float" office:value="0.941562" calcext:value-type="float">
            <text:p>0.941562</text:p>
          </table:table-cell>
          <table:table-cell office:value-type="float" office:value="0.956761" calcext:value-type="float">
            <text:p>0.956761</text:p>
          </table:table-cell>
          <table:table-cell office:value-type="float" office:value="0.955975" calcext:value-type="float">
            <text:p>0.955975</text:p>
          </table:table-cell>
          <table:table-cell office:value-type="float" office:value="0.955713" calcext:value-type="float">
            <text:p>0.955713</text:p>
          </table:table-cell>
          <table:table-cell office:value-type="float" office:value="0.931342" calcext:value-type="float">
            <text:p>0.931342</text:p>
          </table:table-cell>
          <table:table-cell office:value-type="float" office:value="0.929507" calcext:value-type="float">
            <text:p>0.929507</text:p>
          </table:table-cell>
          <table:table-cell office:value-type="float" office:value="0.930294" calcext:value-type="float">
            <text:p>0.930294</text:p>
          </table:table-cell>
          <table:table-cell office:value-type="float" office:value="0.945231" calcext:value-type="float">
            <text:p>0.945231</text:p>
          </table:table-cell>
          <table:table-cell office:value-type="float" office:value="0.939465" calcext:value-type="float">
            <text:p>0.939465</text:p>
          </table:table-cell>
          <table:table-cell office:value-type="float" office:value="0.942348" calcext:value-type="float">
            <text:p>0.942348</text:p>
          </table:table-cell>
          <table:table-cell office:value-type="float" office:value="0.955189" calcext:value-type="float">
            <text:p>0.955189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958335" calcext:value-type="float">
            <text:p>0.958335</text:p>
          </table:table-cell>
          <table:table-cell office:value-type="float" office:value="0.956763" calcext:value-type="float">
            <text:p>0.956763</text:p>
          </table:table-cell>
          <table:table-cell office:value-type="float" office:value="0.933555" calcext:value-type="float">
            <text:p>0.933555</text:p>
          </table:table-cell>
          <table:table-cell office:value-type="float" office:value="0.929934" calcext:value-type="float">
            <text:p>0.929934</text:p>
          </table:table-cell>
          <table:table-cell office:value-type="float" office:value="0.930412" calcext:value-type="float">
            <text:p>0.930412</text:p>
          </table:table-cell>
          <table:table-cell office:value-type="float" office:value="0.944032" calcext:value-type="float">
            <text:p>0.944032</text:p>
          </table:table-cell>
          <table:table-cell office:value-type="float" office:value="0.94197" calcext:value-type="float">
            <text:p>0.94197</text:p>
          </table:table-cell>
          <table:table-cell office:value-type="float" office:value="0.941678" calcext:value-type="float">
            <text:p>0.941678</text:p>
          </table:table-cell>
          <table:table-cell office:value-type="float" office:value="0.956786" calcext:value-type="float">
            <text:p>0.956786</text:p>
          </table:table-cell>
          <table:table-cell office:value-type="float" office:value="0.955981" calcext:value-type="float">
            <text:p>0.955981</text:p>
          </table:table-cell>
          <table:table-cell office:value-type="float" office:value="0.95571" calcext:value-type="float">
            <text:p>0.95571</text:p>
          </table:table-cell>
          <table:table-cell office:value-type="float" office:value="0.931489" calcext:value-type="float">
            <text:p>0.931489</text:p>
          </table:table-cell>
          <table:table-cell office:value-type="float" office:value="0.929564" calcext:value-type="float">
            <text:p>0.929564</text:p>
          </table:table-cell>
          <table:table-cell office:value-type="float" office:value="0.930401" calcext:value-type="float">
            <text:p>0.930401</text:p>
          </table:table-cell>
          <table:table-cell office:value-type="float" office:value="0.945316" calcext:value-type="float">
            <text:p>0.945316</text:p>
          </table:table-cell>
          <table:table-cell office:value-type="float" office:value="0.939583" calcext:value-type="float">
            <text:p>0.939583</text:p>
          </table:table-cell>
          <table:table-cell office:value-type="float" office:value="0.942471" calcext:value-type="float">
            <text:p>0.942471</text:p>
          </table:table-cell>
          <table:table-cell office:value-type="float" office:value="0.955218" calcext:value-type="float">
            <text:p>0.955218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958333" calcext:value-type="float">
            <text:p>0.958333</text:p>
          </table:table-cell>
          <table:table-cell office:value-type="float" office:value="0.956761" calcext:value-type="float">
            <text:p>0.956761</text:p>
          </table:table-cell>
          <table:table-cell office:value-type="float" office:value="0.933438" calcext:value-type="float">
            <text:p>0.933438</text:p>
          </table:table-cell>
          <table:table-cell office:value-type="float" office:value="0.929769" calcext:value-type="float">
            <text:p>0.929769</text:p>
          </table:table-cell>
          <table:table-cell office:value-type="float" office:value="0.930294" calcext:value-type="float">
            <text:p>0.930294</text:p>
          </table:table-cell>
          <table:table-cell office:value-type="float" office:value="0.94392" calcext:value-type="float">
            <text:p>0.94392</text:p>
          </table:table-cell>
          <table:table-cell office:value-type="float" office:value="0.941824" calcext:value-type="float">
            <text:p>0.941824</text:p>
          </table:table-cell>
          <table:table-cell office:value-type="float" office:value="0.941562" calcext:value-type="float">
            <text:p>0.941562</text:p>
          </table:table-cell>
          <table:table-cell office:value-type="float" office:value="0.956761" calcext:value-type="float">
            <text:p>0.956761</text:p>
          </table:table-cell>
          <table:table-cell office:value-type="float" office:value="0.955975" calcext:value-type="float">
            <text:p>0.955975</text:p>
          </table:table-cell>
          <table:table-cell office:value-type="float" office:value="0.955713" calcext:value-type="float">
            <text:p>0.955713</text:p>
          </table:table-cell>
          <table:table-cell office:value-type="float" office:value="0.931342" calcext:value-type="float">
            <text:p>0.931342</text:p>
          </table:table-cell>
          <table:table-cell office:value-type="float" office:value="0.929507" calcext:value-type="float">
            <text:p>0.929507</text:p>
          </table:table-cell>
          <table:table-cell office:value-type="float" office:value="0.930294" calcext:value-type="float">
            <text:p>0.930294</text:p>
          </table:table-cell>
          <table:table-cell office:value-type="float" office:value="0.945231" calcext:value-type="float">
            <text:p>0.945231</text:p>
          </table:table-cell>
          <table:table-cell office:value-type="float" office:value="0.939465" calcext:value-type="float">
            <text:p>0.939465</text:p>
          </table:table-cell>
          <table:table-cell office:value-type="float" office:value="0.942348" calcext:value-type="float">
            <text:p>0.942348</text:p>
          </table:table-cell>
          <table:table-cell office:value-type="float" office:value="0.955189" calcext:value-type="float">
            <text:p>0.955189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957308" calcext:value-type="float">
            <text:p>0.957308</text:p>
          </table:table-cell>
          <table:table-cell office:value-type="float" office:value="0.956285" calcext:value-type="float">
            <text:p>0.956285</text:p>
          </table:table-cell>
          <table:table-cell office:value-type="float" office:value="0.934024" calcext:value-type="float">
            <text:p>0.934024</text:p>
          </table:table-cell>
          <table:table-cell office:value-type="float" office:value="0.930555" calcext:value-type="float">
            <text:p>0.930555</text:p>
          </table:table-cell>
          <table:table-cell office:value-type="float" office:value="0.930842" calcext:value-type="float">
            <text:p>0.930842</text:p>
          </table:table-cell>
          <table:table-cell office:value-type="float" office:value="0.944632" calcext:value-type="float">
            <text:p>0.944632</text:p>
          </table:table-cell>
          <table:table-cell office:value-type="float" office:value="0.942673" calcext:value-type="float">
            <text:p>0.942673</text:p>
          </table:table-cell>
          <table:table-cell office:value-type="float" office:value="0.942286" calcext:value-type="float">
            <text:p>0.942286</text:p>
          </table:table-cell>
          <table:table-cell office:value-type="float" office:value="0.95531" calcext:value-type="float">
            <text:p>0.95531</text:p>
          </table:table-cell>
          <table:table-cell office:value-type="float" office:value="0.954799" calcext:value-type="float">
            <text:p>0.954799</text:p>
          </table:table-cell>
          <table:table-cell office:value-type="float" office:value="0.954981" calcext:value-type="float">
            <text:p>0.954981</text:p>
          </table:table-cell>
          <table:table-cell office:value-type="float" office:value="0.932065" calcext:value-type="float">
            <text:p>0.932065</text:p>
          </table:table-cell>
          <table:table-cell office:value-type="float" office:value="0.929519" calcext:value-type="float">
            <text:p>0.929519</text:p>
          </table:table-cell>
          <table:table-cell office:value-type="float" office:value="0.930761" calcext:value-type="float">
            <text:p>0.930761</text:p>
          </table:table-cell>
          <table:table-cell office:value-type="float" office:value="0.945592" calcext:value-type="float">
            <text:p>0.945592</text:p>
          </table:table-cell>
          <table:table-cell office:value-type="float" office:value="0.940164" calcext:value-type="float">
            <text:p>0.940164</text:p>
          </table:table-cell>
          <table:table-cell office:value-type="float" office:value="0.943122" calcext:value-type="float">
            <text:p>0.943122</text:p>
          </table:table-cell>
          <table:table-cell office:value-type="float" office:value="0.953476" calcext:value-type="float">
            <text:p>0.953476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95782" calcext:value-type="float">
            <text:p>0.95782</text:p>
          </table:table-cell>
          <table:table-cell office:value-type="float" office:value="0.956523" calcext:value-type="float">
            <text:p>0.956523</text:p>
          </table:table-cell>
          <table:table-cell office:value-type="float" office:value="0.933731" calcext:value-type="float">
            <text:p>0.933731</text:p>
          </table:table-cell>
          <table:table-cell office:value-type="float" office:value="0.930162" calcext:value-type="float">
            <text:p>0.930162</text:p>
          </table:table-cell>
          <table:table-cell office:value-type="float" office:value="0.930568" calcext:value-type="float">
            <text:p>0.930568</text:p>
          </table:table-cell>
          <table:table-cell office:value-type="float" office:value="0.944276" calcext:value-type="float">
            <text:p>0.944276</text:p>
          </table:table-cell>
          <table:table-cell office:value-type="float" office:value="0.942248" calcext:value-type="float">
            <text:p>0.942248</text:p>
          </table:table-cell>
          <table:table-cell office:value-type="float" office:value="0.941924" calcext:value-type="float">
            <text:p>0.941924</text:p>
          </table:table-cell>
          <table:table-cell office:value-type="float" office:value="0.956035" calcext:value-type="float">
            <text:p>0.956035</text:p>
          </table:table-cell>
          <table:table-cell office:value-type="float" office:value="0.955387" calcext:value-type="float">
            <text:p>0.955387</text:p>
          </table:table-cell>
          <table:table-cell office:value-type="float" office:value="0.955347" calcext:value-type="float">
            <text:p>0.955347</text:p>
          </table:table-cell>
          <table:table-cell office:value-type="float" office:value="0.931703" calcext:value-type="float">
            <text:p>0.931703</text:p>
          </table:table-cell>
          <table:table-cell office:value-type="float" office:value="0.929513" calcext:value-type="float">
            <text:p>0.929513</text:p>
          </table:table-cell>
          <table:table-cell office:value-type="float" office:value="0.930527" calcext:value-type="float">
            <text:p>0.930527</text:p>
          </table:table-cell>
          <table:table-cell office:value-type="float" office:value="0.945411" calcext:value-type="float">
            <text:p>0.945411</text:p>
          </table:table-cell>
          <table:table-cell office:value-type="float" office:value="0.939815" calcext:value-type="float">
            <text:p>0.939815</text:p>
          </table:table-cell>
          <table:table-cell office:value-type="float" office:value="0.942735" calcext:value-type="float">
            <text:p>0.942735</text:p>
          </table:table-cell>
          <table:table-cell office:value-type="float" office:value="0.954332" calcext:value-type="float">
            <text:p>0.954332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958333" calcext:value-type="float">
            <text:p>0.958333</text:p>
          </table:table-cell>
          <table:table-cell office:value-type="float" office:value="0.956761" calcext:value-type="float">
            <text:p>0.956761</text:p>
          </table:table-cell>
          <table:table-cell office:value-type="float" office:value="0.933438" calcext:value-type="float">
            <text:p>0.933438</text:p>
          </table:table-cell>
          <table:table-cell office:value-type="float" office:value="0.929769" calcext:value-type="float">
            <text:p>0.929769</text:p>
          </table:table-cell>
          <table:table-cell office:value-type="float" office:value="0.930294" calcext:value-type="float">
            <text:p>0.930294</text:p>
          </table:table-cell>
          <table:table-cell office:value-type="float" office:value="0.94392" calcext:value-type="float">
            <text:p>0.94392</text:p>
          </table:table-cell>
          <table:table-cell office:value-type="float" office:value="0.941824" calcext:value-type="float">
            <text:p>0.941824</text:p>
          </table:table-cell>
          <table:table-cell office:value-type="float" office:value="0.941562" calcext:value-type="float">
            <text:p>0.941562</text:p>
          </table:table-cell>
          <table:table-cell office:value-type="float" office:value="0.956761" calcext:value-type="float">
            <text:p>0.956761</text:p>
          </table:table-cell>
          <table:table-cell office:value-type="float" office:value="0.955975" calcext:value-type="float">
            <text:p>0.955975</text:p>
          </table:table-cell>
          <table:table-cell office:value-type="float" office:value="0.955713" calcext:value-type="float">
            <text:p>0.955713</text:p>
          </table:table-cell>
          <table:table-cell office:value-type="float" office:value="0.931342" calcext:value-type="float">
            <text:p>0.931342</text:p>
          </table:table-cell>
          <table:table-cell office:value-type="float" office:value="0.929507" calcext:value-type="float">
            <text:p>0.929507</text:p>
          </table:table-cell>
          <table:table-cell office:value-type="float" office:value="0.930294" calcext:value-type="float">
            <text:p>0.930294</text:p>
          </table:table-cell>
          <table:table-cell office:value-type="float" office:value="0.945231" calcext:value-type="float">
            <text:p>0.945231</text:p>
          </table:table-cell>
          <table:table-cell office:value-type="float" office:value="0.939465" calcext:value-type="float">
            <text:p>0.939465</text:p>
          </table:table-cell>
          <table:table-cell office:value-type="float" office:value="0.942348" calcext:value-type="float">
            <text:p>0.942348</text:p>
          </table:table-cell>
          <table:table-cell office:value-type="float" office:value="0.955189" calcext:value-type="float">
            <text:p>0.955189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xecution took PT4.247S</text:p>
          </table:table-cell>
          <table:table-cell table:formula="of:=MAX([.B76:.B81])" office:value-type="float" office:value="0.958335" calcext:value-type="float">
            <text:p>0.958335</text:p>
          </table:table-cell>
          <table:table-cell table:formula="of:=MAX([.C76:.C81])" office:value-type="float" office:value="0.956763" calcext:value-type="float">
            <text:p>0.956763</text:p>
          </table:table-cell>
          <table:table-cell table:formula="of:=MAX([.D76:.D81])" office:value-type="float" office:value="0.934024" calcext:value-type="float">
            <text:p>0.934024</text:p>
          </table:table-cell>
          <table:table-cell table:formula="of:=MAX([.E76:.E81])" office:value-type="float" office:value="0.930555" calcext:value-type="float">
            <text:p>0.930555</text:p>
          </table:table-cell>
          <table:table-cell table:formula="of:=MAX([.F76:.F81])" office:value-type="float" office:value="0.930842" calcext:value-type="float">
            <text:p>0.930842</text:p>
          </table:table-cell>
          <table:table-cell table:formula="of:=MAX([.G76:.G81])" office:value-type="float" office:value="0.944632" calcext:value-type="float">
            <text:p>0.944632</text:p>
          </table:table-cell>
          <table:table-cell table:formula="of:=MAX([.H76:.H81])" office:value-type="float" office:value="0.942673" calcext:value-type="float">
            <text:p>0.942673</text:p>
          </table:table-cell>
          <table:table-cell table:formula="of:=MAX([.I76:.I81])" office:value-type="float" office:value="0.942286" calcext:value-type="float">
            <text:p>0.942286</text:p>
          </table:table-cell>
          <table:table-cell table:formula="of:=MAX([.J76:.J81])" office:value-type="float" office:value="0.956786" calcext:value-type="float">
            <text:p>0.956786</text:p>
          </table:table-cell>
          <table:table-cell table:formula="of:=MAX([.K76:.K81])" office:value-type="float" office:value="0.955981" calcext:value-type="float">
            <text:p>0.955981</text:p>
          </table:table-cell>
          <table:table-cell table:formula="of:=MAX([.L76:.L81])" office:value-type="float" office:value="0.955713" calcext:value-type="float">
            <text:p>0.955713</text:p>
          </table:table-cell>
          <table:table-cell table:formula="of:=MAX([.M76:.M81])" office:value-type="float" office:value="0.932065" calcext:value-type="float">
            <text:p>0.932065</text:p>
          </table:table-cell>
          <table:table-cell table:formula="of:=MAX([.N76:.N81])" office:value-type="float" office:value="0.929564" calcext:value-type="float">
            <text:p>0.929564</text:p>
          </table:table-cell>
          <table:table-cell table:formula="of:=MAX([.O76:.O81])" office:value-type="float" office:value="0.930761" calcext:value-type="float">
            <text:p>0.930761</text:p>
          </table:table-cell>
          <table:table-cell table:formula="of:=MAX([.P76:.P81])" office:value-type="float" office:value="0.945592" calcext:value-type="float">
            <text:p>0.945592</text:p>
          </table:table-cell>
          <table:table-cell table:formula="of:=MAX([.Q76:.Q81])" office:value-type="float" office:value="0.940164" calcext:value-type="float">
            <text:p>0.940164</text:p>
          </table:table-cell>
          <table:table-cell table:formula="of:=MAX([.R76:.R81])" office:value-type="float" office:value="0.943122" calcext:value-type="float">
            <text:p>0.943122</text:p>
          </table:table-cell>
          <table:table-cell table:formula="of:=MAX([.S76:.S81])" office:value-type="float" office:value="0.955218" calcext:value-type="float">
            <text:p>0.955218</text:p>
          </table:table-cell>
        </table:table-row>
        <table:table-row table:style-name="ro1">
          <table:table-cell/>
          <table:table-cell table:formula="of:=LOOKUP(MAX([.B83:.S83]);[.B83:.S83];[.$B$7:.$S$7])" office:value-type="string" office:string-value="ngram: 2, alpha: 11, knn: 5, " calcext:value-type="string">
            <text:p>ngram: 2, alpha: 11, knn: 5, 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Experiment KNN for ITALYPOWERDEMAND has been started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set ItalyPowerDemand - 1096 records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1' contains 547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2' contains 549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NN for ITALYPOWERDEMAND with param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gram: 2, alpha: 11, knn: 5,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969282" calcext:value-type="float">
            <text:p>0.969282</text:p>
          </table:table-cell>
          <table:table-cell office:value-type="float" office:value="0.969891" calcext:value-type="float">
            <text:p>0.969891</text:p>
          </table:table-cell>
          <table:table-cell office:value-type="float" office:value="0.954684" calcext:value-type="float">
            <text:p>0.954684</text:p>
          </table:table-cell>
          <table:table-cell office:value-type="float" office:value="0.952555" calcext:value-type="float">
            <text:p>0.952555</text:p>
          </table:table-cell>
          <table:table-cell office:value-type="float" office:value="0.956509" calcext:value-type="float">
            <text:p>0.956509</text:p>
          </table:table-cell>
          <table:table-cell office:value-type="float" office:value="0.948905" calcext:value-type="float">
            <text:p>0.948905</text:p>
          </table:table-cell>
          <table:table-cell office:value-type="float" office:value="0.946168" calcext:value-type="float">
            <text:p>0.946168</text:p>
          </table:table-cell>
          <table:table-cell office:value-type="float" office:value="0.951642" calcext:value-type="float">
            <text:p>0.951642</text:p>
          </table:table-cell>
          <table:table-cell office:value-type="float" office:value="0.965328" calcext:value-type="float">
            <text:p>0.965328</text:p>
          </table:table-cell>
          <table:table-cell table:number-columns-repeated="2" office:value-type="float" office:value="0.968674" calcext:value-type="float">
            <text:p>0.968674</text:p>
          </table:table-cell>
          <table:table-cell office:value-type="float" office:value="0.954988" calcext:value-type="float">
            <text:p>0.954988</text:p>
          </table:table-cell>
          <table:table-cell office:value-type="float" office:value="0.953771" calcext:value-type="float">
            <text:p>0.953771</text:p>
          </table:table-cell>
          <table:table-cell office:value-type="float" office:value="0.957421" calcext:value-type="float">
            <text:p>0.957421</text:p>
          </table:table-cell>
          <table:table-cell office:value-type="float" office:value="0.944039" calcext:value-type="float">
            <text:p>0.944039</text:p>
          </table:table-cell>
          <table:table-cell office:value-type="float" office:value="0.948601" calcext:value-type="float">
            <text:p>0.948601</text:p>
          </table:table-cell>
          <table:table-cell office:value-type="float" office:value="0.950426" calcext:value-type="float">
            <text:p>0.950426</text:p>
          </table:table-cell>
          <table:table-cell office:value-type="float" office:value="0.968066" calcext:value-type="float">
            <text:p>0.968066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96929" calcext:value-type="float">
            <text:p>0.96929</text:p>
          </table:table-cell>
          <table:table-cell office:value-type="float" office:value="0.969898" calcext:value-type="float">
            <text:p>0.969898</text:p>
          </table:table-cell>
          <table:table-cell office:value-type="float" office:value="0.954777" calcext:value-type="float">
            <text:p>0.954777</text:p>
          </table:table-cell>
          <table:table-cell office:value-type="float" office:value="0.9527" calcext:value-type="float">
            <text:p>0.9527</text:p>
          </table:table-cell>
          <table:table-cell office:value-type="float" office:value="0.956603" calcext:value-type="float">
            <text:p>0.956603</text:p>
          </table:table-cell>
          <table:table-cell office:value-type="float" office:value="0.949231" calcext:value-type="float">
            <text:p>0.949231</text:p>
          </table:table-cell>
          <table:table-cell office:value-type="float" office:value="0.946718" calcext:value-type="float">
            <text:p>0.946718</text:p>
          </table:table-cell>
          <table:table-cell office:value-type="float" office:value="0.952143" calcext:value-type="float">
            <text:p>0.952143</text:p>
          </table:table-cell>
          <table:table-cell office:value-type="float" office:value="0.965334" calcext:value-type="float">
            <text:p>0.965334</text:p>
          </table:table-cell>
          <table:table-cell office:value-type="float" office:value="0.968682" calcext:value-type="float">
            <text:p>0.968682</text:p>
          </table:table-cell>
          <table:table-cell office:value-type="float" office:value="0.968677" calcext:value-type="float">
            <text:p>0.968677</text:p>
          </table:table-cell>
          <table:table-cell office:value-type="float" office:value="0.9551" calcext:value-type="float">
            <text:p>0.9551</text:p>
          </table:table-cell>
          <table:table-cell office:value-type="float" office:value="0.953914" calcext:value-type="float">
            <text:p>0.953914</text:p>
          </table:table-cell>
          <table:table-cell office:value-type="float" office:value="0.957546" calcext:value-type="float">
            <text:p>0.957546</text:p>
          </table:table-cell>
          <table:table-cell office:value-type="float" office:value="0.944407" calcext:value-type="float">
            <text:p>0.944407</text:p>
          </table:table-cell>
          <table:table-cell office:value-type="float" office:value="0.949099" calcext:value-type="float">
            <text:p>0.949099</text:p>
          </table:table-cell>
          <table:table-cell office:value-type="float" office:value="0.950898" calcext:value-type="float">
            <text:p>0.950898</text:p>
          </table:table-cell>
          <table:table-cell office:value-type="float" office:value="0.968067" calcext:value-type="float">
            <text:p>0.968067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969282" calcext:value-type="float">
            <text:p>0.969282</text:p>
          </table:table-cell>
          <table:table-cell office:value-type="float" office:value="0.969891" calcext:value-type="float">
            <text:p>0.969891</text:p>
          </table:table-cell>
          <table:table-cell office:value-type="float" office:value="0.954684" calcext:value-type="float">
            <text:p>0.954684</text:p>
          </table:table-cell>
          <table:table-cell office:value-type="float" office:value="0.952555" calcext:value-type="float">
            <text:p>0.952555</text:p>
          </table:table-cell>
          <table:table-cell office:value-type="float" office:value="0.956509" calcext:value-type="float">
            <text:p>0.956509</text:p>
          </table:table-cell>
          <table:table-cell office:value-type="float" office:value="0.948905" calcext:value-type="float">
            <text:p>0.948905</text:p>
          </table:table-cell>
          <table:table-cell office:value-type="float" office:value="0.946168" calcext:value-type="float">
            <text:p>0.946168</text:p>
          </table:table-cell>
          <table:table-cell office:value-type="float" office:value="0.951642" calcext:value-type="float">
            <text:p>0.951642</text:p>
          </table:table-cell>
          <table:table-cell office:value-type="float" office:value="0.965328" calcext:value-type="float">
            <text:p>0.965328</text:p>
          </table:table-cell>
          <table:table-cell table:number-columns-repeated="2" office:value-type="float" office:value="0.968674" calcext:value-type="float">
            <text:p>0.968674</text:p>
          </table:table-cell>
          <table:table-cell office:value-type="float" office:value="0.954988" calcext:value-type="float">
            <text:p>0.954988</text:p>
          </table:table-cell>
          <table:table-cell office:value-type="float" office:value="0.953771" calcext:value-type="float">
            <text:p>0.953771</text:p>
          </table:table-cell>
          <table:table-cell office:value-type="float" office:value="0.957421" calcext:value-type="float">
            <text:p>0.957421</text:p>
          </table:table-cell>
          <table:table-cell office:value-type="float" office:value="0.944039" calcext:value-type="float">
            <text:p>0.944039</text:p>
          </table:table-cell>
          <table:table-cell office:value-type="float" office:value="0.948601" calcext:value-type="float">
            <text:p>0.948601</text:p>
          </table:table-cell>
          <table:table-cell office:value-type="float" office:value="0.950426" calcext:value-type="float">
            <text:p>0.950426</text:p>
          </table:table-cell>
          <table:table-cell office:value-type="float" office:value="0.968066" calcext:value-type="float">
            <text:p>0.968066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969274" calcext:value-type="float">
            <text:p>0.969274</text:p>
          </table:table-cell>
          <table:table-cell office:value-type="float" office:value="0.969894" calcext:value-type="float">
            <text:p>0.969894</text:p>
          </table:table-cell>
          <table:table-cell office:value-type="float" office:value="0.95472" calcext:value-type="float">
            <text:p>0.95472</text:p>
          </table:table-cell>
          <table:table-cell office:value-type="float" office:value="0.952599" calcext:value-type="float">
            <text:p>0.952599</text:p>
          </table:table-cell>
          <table:table-cell office:value-type="float" office:value="0.956545" calcext:value-type="float">
            <text:p>0.956545</text:p>
          </table:table-cell>
          <table:table-cell office:value-type="float" office:value="0.948974" calcext:value-type="float">
            <text:p>0.948974</text:p>
          </table:table-cell>
          <table:table-cell office:value-type="float" office:value="0.946257" calcext:value-type="float">
            <text:p>0.946257</text:p>
          </table:table-cell>
          <table:table-cell office:value-type="float" office:value="0.951727" calcext:value-type="float">
            <text:p>0.951727</text:p>
          </table:table-cell>
          <table:table-cell office:value-type="float" office:value="0.965326" calcext:value-type="float">
            <text:p>0.965326</text:p>
          </table:table-cell>
          <table:table-cell office:value-type="float" office:value="0.968664" calcext:value-type="float">
            <text:p>0.968664</text:p>
          </table:table-cell>
          <table:table-cell office:value-type="float" office:value="0.968675" calcext:value-type="float">
            <text:p>0.968675</text:p>
          </table:table-cell>
          <table:table-cell office:value-type="float" office:value="0.955027" calcext:value-type="float">
            <text:p>0.955027</text:p>
          </table:table-cell>
          <table:table-cell office:value-type="float" office:value="0.953815" calcext:value-type="float">
            <text:p>0.953815</text:p>
          </table:table-cell>
          <table:table-cell office:value-type="float" office:value="0.957463" calcext:value-type="float">
            <text:p>0.957463</text:p>
          </table:table-cell>
          <table:table-cell office:value-type="float" office:value="0.944112" calcext:value-type="float">
            <text:p>0.944112</text:p>
          </table:table-cell>
          <table:table-cell office:value-type="float" office:value="0.948686" calcext:value-type="float">
            <text:p>0.948686</text:p>
          </table:table-cell>
          <table:table-cell office:value-type="float" office:value="0.950509" calcext:value-type="float">
            <text:p>0.950509</text:p>
          </table:table-cell>
          <table:table-cell office:value-type="float" office:value="0.968062" calcext:value-type="float">
            <text:p>0.968062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969278" calcext:value-type="float">
            <text:p>0.969278</text:p>
          </table:table-cell>
          <table:table-cell office:value-type="float" office:value="0.969892" calcext:value-type="float">
            <text:p>0.969892</text:p>
          </table:table-cell>
          <table:table-cell office:value-type="float" office:value="0.954702" calcext:value-type="float">
            <text:p>0.954702</text:p>
          </table:table-cell>
          <table:table-cell office:value-type="float" office:value="0.952577" calcext:value-type="float">
            <text:p>0.952577</text:p>
          </table:table-cell>
          <table:table-cell office:value-type="float" office:value="0.956527" calcext:value-type="float">
            <text:p>0.956527</text:p>
          </table:table-cell>
          <table:table-cell office:value-type="float" office:value="0.948939" calcext:value-type="float">
            <text:p>0.948939</text:p>
          </table:table-cell>
          <table:table-cell office:value-type="float" office:value="0.946213" calcext:value-type="float">
            <text:p>0.946213</text:p>
          </table:table-cell>
          <table:table-cell office:value-type="float" office:value="0.951685" calcext:value-type="float">
            <text:p>0.951685</text:p>
          </table:table-cell>
          <table:table-cell office:value-type="float" office:value="0.965327" calcext:value-type="float">
            <text:p>0.965327</text:p>
          </table:table-cell>
          <table:table-cell office:value-type="float" office:value="0.968669" calcext:value-type="float">
            <text:p>0.968669</text:p>
          </table:table-cell>
          <table:table-cell office:value-type="float" office:value="0.968674" calcext:value-type="float">
            <text:p>0.968674</text:p>
          </table:table-cell>
          <table:table-cell office:value-type="float" office:value="0.955008" calcext:value-type="float">
            <text:p>0.955008</text:p>
          </table:table-cell>
          <table:table-cell office:value-type="float" office:value="0.953793" calcext:value-type="float">
            <text:p>0.953793</text:p>
          </table:table-cell>
          <table:table-cell office:value-type="float" office:value="0.957442" calcext:value-type="float">
            <text:p>0.957442</text:p>
          </table:table-cell>
          <table:table-cell office:value-type="float" office:value="0.944075" calcext:value-type="float">
            <text:p>0.944075</text:p>
          </table:table-cell>
          <table:table-cell office:value-type="float" office:value="0.948644" calcext:value-type="float">
            <text:p>0.948644</text:p>
          </table:table-cell>
          <table:table-cell office:value-type="float" office:value="0.950467" calcext:value-type="float">
            <text:p>0.950467</text:p>
          </table:table-cell>
          <table:table-cell office:value-type="float" office:value="0.968064" calcext:value-type="float">
            <text:p>0.968064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969282" calcext:value-type="float">
            <text:p>0.969282</text:p>
          </table:table-cell>
          <table:table-cell office:value-type="float" office:value="0.969891" calcext:value-type="float">
            <text:p>0.969891</text:p>
          </table:table-cell>
          <table:table-cell office:value-type="float" office:value="0.954684" calcext:value-type="float">
            <text:p>0.954684</text:p>
          </table:table-cell>
          <table:table-cell office:value-type="float" office:value="0.952555" calcext:value-type="float">
            <text:p>0.952555</text:p>
          </table:table-cell>
          <table:table-cell office:value-type="float" office:value="0.956509" calcext:value-type="float">
            <text:p>0.956509</text:p>
          </table:table-cell>
          <table:table-cell office:value-type="float" office:value="0.948905" calcext:value-type="float">
            <text:p>0.948905</text:p>
          </table:table-cell>
          <table:table-cell office:value-type="float" office:value="0.946168" calcext:value-type="float">
            <text:p>0.946168</text:p>
          </table:table-cell>
          <table:table-cell office:value-type="float" office:value="0.951642" calcext:value-type="float">
            <text:p>0.951642</text:p>
          </table:table-cell>
          <table:table-cell office:value-type="float" office:value="0.965328" calcext:value-type="float">
            <text:p>0.965328</text:p>
          </table:table-cell>
          <table:table-cell table:number-columns-repeated="2" office:value-type="float" office:value="0.968674" calcext:value-type="float">
            <text:p>0.968674</text:p>
          </table:table-cell>
          <table:table-cell office:value-type="float" office:value="0.954988" calcext:value-type="float">
            <text:p>0.954988</text:p>
          </table:table-cell>
          <table:table-cell office:value-type="float" office:value="0.953771" calcext:value-type="float">
            <text:p>0.953771</text:p>
          </table:table-cell>
          <table:table-cell office:value-type="float" office:value="0.957421" calcext:value-type="float">
            <text:p>0.957421</text:p>
          </table:table-cell>
          <table:table-cell office:value-type="float" office:value="0.944039" calcext:value-type="float">
            <text:p>0.944039</text:p>
          </table:table-cell>
          <table:table-cell office:value-type="float" office:value="0.948601" calcext:value-type="float">
            <text:p>0.948601</text:p>
          </table:table-cell>
          <table:table-cell office:value-type="float" office:value="0.950426" calcext:value-type="float">
            <text:p>0.950426</text:p>
          </table:table-cell>
          <table:table-cell office:value-type="float" office:value="0.968066" calcext:value-type="float">
            <text:p>0.968066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xecution took PT4.026S</text:p>
          </table:table-cell>
          <table:table-cell table:formula="of:=MAX([.B93:.B98])" office:value-type="float" office:value="0.96929" calcext:value-type="float">
            <text:p>0.96929</text:p>
          </table:table-cell>
          <table:table-cell table:formula="of:=MAX([.C93:.C98])" office:value-type="float" office:value="0.969898" calcext:value-type="float">
            <text:p>0.969898</text:p>
          </table:table-cell>
          <table:table-cell table:formula="of:=MAX([.D93:.D98])" office:value-type="float" office:value="0.954777" calcext:value-type="float">
            <text:p>0.954777</text:p>
          </table:table-cell>
          <table:table-cell table:formula="of:=MAX([.E93:.E98])" office:value-type="float" office:value="0.9527" calcext:value-type="float">
            <text:p>0.9527</text:p>
          </table:table-cell>
          <table:table-cell table:formula="of:=MAX([.F93:.F98])" office:value-type="float" office:value="0.956603" calcext:value-type="float">
            <text:p>0.956603</text:p>
          </table:table-cell>
          <table:table-cell table:formula="of:=MAX([.G93:.G98])" office:value-type="float" office:value="0.949231" calcext:value-type="float">
            <text:p>0.949231</text:p>
          </table:table-cell>
          <table:table-cell table:formula="of:=MAX([.H93:.H98])" office:value-type="float" office:value="0.946718" calcext:value-type="float">
            <text:p>0.946718</text:p>
          </table:table-cell>
          <table:table-cell table:formula="of:=MAX([.I93:.I98])" office:value-type="float" office:value="0.952143" calcext:value-type="float">
            <text:p>0.952143</text:p>
          </table:table-cell>
          <table:table-cell table:formula="of:=MAX([.J93:.J98])" office:value-type="float" office:value="0.965334" calcext:value-type="float">
            <text:p>0.965334</text:p>
          </table:table-cell>
          <table:table-cell table:formula="of:=MAX([.K93:.K98])" office:value-type="float" office:value="0.968682" calcext:value-type="float">
            <text:p>0.968682</text:p>
          </table:table-cell>
          <table:table-cell table:formula="of:=MAX([.L93:.L98])" office:value-type="float" office:value="0.968677" calcext:value-type="float">
            <text:p>0.968677</text:p>
          </table:table-cell>
          <table:table-cell table:formula="of:=MAX([.M93:.M98])" office:value-type="float" office:value="0.9551" calcext:value-type="float">
            <text:p>0.9551</text:p>
          </table:table-cell>
          <table:table-cell table:formula="of:=MAX([.N93:.N98])" office:value-type="float" office:value="0.953914" calcext:value-type="float">
            <text:p>0.953914</text:p>
          </table:table-cell>
          <table:table-cell table:formula="of:=MAX([.O93:.O98])" office:value-type="float" office:value="0.957546" calcext:value-type="float">
            <text:p>0.957546</text:p>
          </table:table-cell>
          <table:table-cell table:formula="of:=MAX([.P93:.P98])" office:value-type="float" office:value="0.944407" calcext:value-type="float">
            <text:p>0.944407</text:p>
          </table:table-cell>
          <table:table-cell table:formula="of:=MAX([.Q93:.Q98])" office:value-type="float" office:value="0.949099" calcext:value-type="float">
            <text:p>0.949099</text:p>
          </table:table-cell>
          <table:table-cell table:formula="of:=MAX([.R93:.R98])" office:value-type="float" office:value="0.950898" calcext:value-type="float">
            <text:p>0.950898</text:p>
          </table:table-cell>
          <table:table-cell table:formula="of:=MAX([.S93:.S98])" office:value-type="float" office:value="0.968067" calcext:value-type="float">
            <text:p>0.968067</text:p>
          </table:table-cell>
        </table:table-row>
        <table:table-row table:style-name="ro1">
          <table:table-cell/>
          <table:table-cell table:formula="of:=LOOKUP(MAX([.B100:.S100]);[.B100:.S100];[.$B$7:.$S$7])" office:value-type="string" office:string-value="ngram: 2, alpha: 11, knn: 7, " calcext:value-type="string">
            <text:p>ngram: 2, alpha: 11, knn: 7, 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Experiment KNN for CHLORINECONCENTRATION has been started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set ChlorineConcentration - 4307 records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 contains 3 classe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1' contains 1000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3' contains 2307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2' contains 1000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NN for CHLORINECONCENTRATION with param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gram: 2, alpha: 11, knn: 5,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82313" calcext:value-type="float">
            <text:p>0.82313</text:p>
          </table:table-cell>
          <table:table-cell office:value-type="float" office:value="0.811986" calcext:value-type="float">
            <text:p>0.811986</text:p>
          </table:table-cell>
          <table:table-cell office:value-type="float" office:value="0.793979" calcext:value-type="float">
            <text:p>0.793979</text:p>
          </table:table-cell>
          <table:table-cell office:value-type="float" office:value="0.779842" calcext:value-type="float">
            <text:p>0.779842</text:p>
          </table:table-cell>
          <table:table-cell office:value-type="float" office:value="0.765653" calcext:value-type="float">
            <text:p>0.765653</text:p>
          </table:table-cell>
          <table:table-cell office:value-type="float" office:value="0.790883" calcext:value-type="float">
            <text:p>0.790883</text:p>
          </table:table-cell>
          <table:table-cell office:value-type="float" office:value="0.778964" calcext:value-type="float">
            <text:p>0.778964</text:p>
          </table:table-cell>
          <table:table-cell office:value-type="float" office:value="0.773134" calcext:value-type="float">
            <text:p>0.773134</text:p>
          </table:table-cell>
          <table:table-cell office:value-type="float" office:value="0.854191" calcext:value-type="float">
            <text:p>0.854191</text:p>
          </table:table-cell>
          <table:table-cell office:value-type="float" office:value="0.82571" calcext:value-type="float">
            <text:p>0.82571</text:p>
          </table:table-cell>
          <table:table-cell office:value-type="float" office:value="0.811263" calcext:value-type="float">
            <text:p>0.811263</text:p>
          </table:table-cell>
          <table:table-cell office:value-type="float" office:value="0.792844" calcext:value-type="float">
            <text:p>0.792844</text:p>
          </table:table-cell>
          <table:table-cell office:value-type="float" office:value="0.774888" calcext:value-type="float">
            <text:p>0.774888</text:p>
          </table:table-cell>
          <table:table-cell office:value-type="float" office:value="0.767665" calcext:value-type="float">
            <text:p>0.767665</text:p>
          </table:table-cell>
          <table:table-cell office:value-type="float" office:value="0.794082" calcext:value-type="float">
            <text:p>0.794082</text:p>
          </table:table-cell>
          <table:table-cell office:value-type="float" office:value="0.777055" calcext:value-type="float">
            <text:p>0.777055</text:p>
          </table:table-cell>
          <table:table-cell office:value-type="float" office:value="0.770451" calcext:value-type="float">
            <text:p>0.770451</text:p>
          </table:table-cell>
          <table:table-cell office:value-type="float" office:value="0.854294" calcext:value-type="float">
            <text:p>0.854294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732933" calcext:value-type="float">
            <text:p>0.732933</text:p>
          </table:table-cell>
          <table:table-cell office:value-type="float" office:value="0.714864" calcext:value-type="float">
            <text:p>0.714864</text:p>
          </table:table-cell>
          <table:table-cell office:value-type="float" office:value="0.685964" calcext:value-type="float">
            <text:p>0.685964</text:p>
          </table:table-cell>
          <table:table-cell office:value-type="float" office:value="0.662284" calcext:value-type="float">
            <text:p>0.662284</text:p>
          </table:table-cell>
          <table:table-cell office:value-type="float" office:value="0.638666" calcext:value-type="float">
            <text:p>0.638666</text:p>
          </table:table-cell>
          <table:table-cell office:value-type="float" office:value="0.682937" calcext:value-type="float">
            <text:p>0.682937</text:p>
          </table:table-cell>
          <table:table-cell office:value-type="float" office:value="0.663681" calcext:value-type="float">
            <text:p>0.663681</text:p>
          </table:table-cell>
          <table:table-cell office:value-type="float" office:value="0.654345" calcext:value-type="float">
            <text:p>0.654345</text:p>
          </table:table-cell>
          <table:table-cell office:value-type="float" office:value="0.78145" calcext:value-type="float">
            <text:p>0.78145</text:p>
          </table:table-cell>
          <table:table-cell office:value-type="float" office:value="0.736729" calcext:value-type="float">
            <text:p>0.736729</text:p>
          </table:table-cell>
          <table:table-cell office:value-type="float" office:value="0.713785" calcext:value-type="float">
            <text:p>0.713785</text:p>
          </table:table-cell>
          <table:table-cell office:value-type="float" office:value="0.683999" calcext:value-type="float">
            <text:p>0.683999</text:p>
          </table:table-cell>
          <table:table-cell office:value-type="float" office:value="0.65368" calcext:value-type="float">
            <text:p>0.65368</text:p>
          </table:table-cell>
          <table:table-cell office:value-type="float" office:value="0.642495" calcext:value-type="float">
            <text:p>0.642495</text:p>
          </table:table-cell>
          <table:table-cell office:value-type="float" office:value="0.688128" calcext:value-type="float">
            <text:p>0.688128</text:p>
          </table:table-cell>
          <table:table-cell office:value-type="float" office:value="0.660725" calcext:value-type="float">
            <text:p>0.660725</text:p>
          </table:table-cell>
          <table:table-cell office:value-type="float" office:value="0.649613" calcext:value-type="float">
            <text:p>0.649613</text:p>
          </table:table-cell>
          <table:table-cell office:value-type="float" office:value="0.781424" calcext:value-type="float">
            <text:p>0.781424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734695" calcext:value-type="float">
            <text:p>0.734695</text:p>
          </table:table-cell>
          <table:table-cell office:value-type="float" office:value="0.717978" calcext:value-type="float">
            <text:p>0.717978</text:p>
          </table:table-cell>
          <table:table-cell office:value-type="float" office:value="0.690968" calcext:value-type="float">
            <text:p>0.690968</text:p>
          </table:table-cell>
          <table:table-cell office:value-type="float" office:value="0.669762" calcext:value-type="float">
            <text:p>0.669762</text:p>
          </table:table-cell>
          <table:table-cell office:value-type="float" office:value="0.648479" calcext:value-type="float">
            <text:p>0.648479</text:p>
          </table:table-cell>
          <table:table-cell office:value-type="float" office:value="0.686325" calcext:value-type="float">
            <text:p>0.686325</text:p>
          </table:table-cell>
          <table:table-cell office:value-type="float" office:value="0.668447" calcext:value-type="float">
            <text:p>0.668447</text:p>
          </table:table-cell>
          <table:table-cell office:value-type="float" office:value="0.659701" calcext:value-type="float">
            <text:p>0.659701</text:p>
          </table:table-cell>
          <table:table-cell office:value-type="float" office:value="0.781286" calcext:value-type="float">
            <text:p>0.781286</text:p>
          </table:table-cell>
          <table:table-cell office:value-type="float" office:value="0.738565" calcext:value-type="float">
            <text:p>0.738565</text:p>
          </table:table-cell>
          <table:table-cell office:value-type="float" office:value="0.716895" calcext:value-type="float">
            <text:p>0.716895</text:p>
          </table:table-cell>
          <table:table-cell office:value-type="float" office:value="0.689266" calcext:value-type="float">
            <text:p>0.689266</text:p>
          </table:table-cell>
          <table:table-cell office:value-type="float" office:value="0.662333" calcext:value-type="float">
            <text:p>0.662333</text:p>
          </table:table-cell>
          <table:table-cell office:value-type="float" office:value="0.651498" calcext:value-type="float">
            <text:p>0.651498</text:p>
          </table:table-cell>
          <table:table-cell office:value-type="float" office:value="0.691123" calcext:value-type="float">
            <text:p>0.691123</text:p>
          </table:table-cell>
          <table:table-cell office:value-type="float" office:value="0.665583" calcext:value-type="float">
            <text:p>0.665583</text:p>
          </table:table-cell>
          <table:table-cell office:value-type="float" office:value="0.655677" calcext:value-type="float">
            <text:p>0.655677</text:p>
          </table:table-cell>
          <table:table-cell office:value-type="float" office:value="0.781441" calcext:value-type="float">
            <text:p>0.781441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xecution took PT58.888S</text:p>
          </table:table-cell>
          <table:table-cell table:formula="of:=MAX([.B111:.B116])" office:value-type="float" office:value="0.82313" calcext:value-type="float">
            <text:p>0.82313</text:p>
          </table:table-cell>
          <table:table-cell table:formula="of:=MAX([.C111:.C116])" office:value-type="float" office:value="0.811986" calcext:value-type="float">
            <text:p>0.811986</text:p>
          </table:table-cell>
          <table:table-cell table:formula="of:=MAX([.D111:.D116])" office:value-type="float" office:value="0.793979" calcext:value-type="float">
            <text:p>0.793979</text:p>
          </table:table-cell>
          <table:table-cell table:formula="of:=MAX([.E111:.E116])" office:value-type="float" office:value="0.779842" calcext:value-type="float">
            <text:p>0.779842</text:p>
          </table:table-cell>
          <table:table-cell table:formula="of:=MAX([.F111:.F116])" office:value-type="float" office:value="0.765653" calcext:value-type="float">
            <text:p>0.765653</text:p>
          </table:table-cell>
          <table:table-cell table:formula="of:=MAX([.G111:.G116])" office:value-type="float" office:value="0.790883" calcext:value-type="float">
            <text:p>0.790883</text:p>
          </table:table-cell>
          <table:table-cell table:formula="of:=MAX([.H111:.H116])" office:value-type="float" office:value="0.778964" calcext:value-type="float">
            <text:p>0.778964</text:p>
          </table:table-cell>
          <table:table-cell table:formula="of:=MAX([.I111:.I116])" office:value-type="float" office:value="0.773134" calcext:value-type="float">
            <text:p>0.773134</text:p>
          </table:table-cell>
          <table:table-cell table:formula="of:=MAX([.J111:.J116])" office:value-type="float" office:value="0.854191" calcext:value-type="float">
            <text:p>0.854191</text:p>
          </table:table-cell>
          <table:table-cell table:formula="of:=MAX([.K111:.K116])" office:value-type="float" office:value="0.82571" calcext:value-type="float">
            <text:p>0.82571</text:p>
          </table:table-cell>
          <table:table-cell table:formula="of:=MAX([.L111:.L116])" office:value-type="float" office:value="0.811263" calcext:value-type="float">
            <text:p>0.811263</text:p>
          </table:table-cell>
          <table:table-cell table:formula="of:=MAX([.M111:.M116])" office:value-type="float" office:value="0.792844" calcext:value-type="float">
            <text:p>0.792844</text:p>
          </table:table-cell>
          <table:table-cell table:formula="of:=MAX([.N111:.N116])" office:value-type="float" office:value="0.774888" calcext:value-type="float">
            <text:p>0.774888</text:p>
          </table:table-cell>
          <table:table-cell table:formula="of:=MAX([.O111:.O116])" office:value-type="float" office:value="0.767665" calcext:value-type="float">
            <text:p>0.767665</text:p>
          </table:table-cell>
          <table:table-cell table:formula="of:=MAX([.P111:.P116])" office:value-type="float" office:value="0.794082" calcext:value-type="float">
            <text:p>0.794082</text:p>
          </table:table-cell>
          <table:table-cell table:formula="of:=MAX([.Q111:.Q116])" office:value-type="float" office:value="0.777055" calcext:value-type="float">
            <text:p>0.777055</text:p>
          </table:table-cell>
          <table:table-cell table:formula="of:=MAX([.R111:.R116])" office:value-type="float" office:value="0.770451" calcext:value-type="float">
            <text:p>0.770451</text:p>
          </table:table-cell>
          <table:table-cell table:formula="of:=MAX([.S111:.S116])" office:value-type="float" office:value="0.854294" calcext:value-type="float">
            <text:p>0.854294</text:p>
          </table:table-cell>
        </table:table-row>
        <table:table-row table:style-name="ro1">
          <table:table-cell/>
          <table:table-cell table:formula="of:=LOOKUP(MAX([.B118:.S118]);[.B118:.S118];[.$B$7:.$S$7])" office:value-type="string" office:string-value="ngram: 2, alpha: 11, knn: 3, " calcext:value-type="string">
            <text:p>ngram: 2, alpha: 11, knn: 3, 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Experiment KNN for TWOPATTERNS has been started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set Two_Patterns - 5000 records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 contains 4 classe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2' contains 1248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3' contains 1245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4' contains 1201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1' contains 1306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NN for TWOPATTERNS with param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gram: 2, alpha: 11, knn: 5,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9876" calcext:value-type="float">
            <text:p>0.9876</text:p>
          </table:table-cell>
          <table:table-cell office:value-type="float" office:value="0.986233" calcext:value-type="float">
            <text:p>0.986233</text:p>
          </table:table-cell>
          <table:table-cell office:value-type="float" office:value="0.9869" calcext:value-type="float">
            <text:p>0.9869</text:p>
          </table:table-cell>
          <table:table-cell office:value-type="float" office:value="0.985367" calcext:value-type="float">
            <text:p>0.985367</text:p>
          </table:table-cell>
          <table:table-cell office:value-type="float" office:value="0.984267" calcext:value-type="float">
            <text:p>0.984267</text:p>
          </table:table-cell>
          <table:table-cell office:value-type="float" office:value="0.9887" calcext:value-type="float">
            <text:p>0.9887</text:p>
          </table:table-cell>
          <table:table-cell office:value-type="float" office:value="0.986633" calcext:value-type="float">
            <text:p>0.986633</text:p>
          </table:table-cell>
          <table:table-cell office:value-type="float" office:value="0.985233" calcext:value-type="float">
            <text:p>0.985233</text:p>
          </table:table-cell>
          <table:table-cell office:value-type="float" office:value="0.989933" calcext:value-type="float">
            <text:p>0.989933</text:p>
          </table:table-cell>
          <table:table-cell office:value-type="float" office:value="0.9869" calcext:value-type="float">
            <text:p>0.9869</text:p>
          </table:table-cell>
          <table:table-cell office:value-type="float" office:value="0.985133" calcext:value-type="float">
            <text:p>0.985133</text:p>
          </table:table-cell>
          <table:table-cell office:value-type="float" office:value="0.987267" calcext:value-type="float">
            <text:p>0.987267</text:p>
          </table:table-cell>
          <table:table-cell office:value-type="float" office:value="0.985867" calcext:value-type="float">
            <text:p>0.985867</text:p>
          </table:table-cell>
          <table:table-cell office:value-type="float" office:value="0.9835" calcext:value-type="float">
            <text:p>0.9835</text:p>
          </table:table-cell>
          <table:table-cell office:value-type="float" office:value="0.9892" calcext:value-type="float">
            <text:p>0.9892</text:p>
          </table:table-cell>
          <table:table-cell office:value-type="float" office:value="0.986967" calcext:value-type="float">
            <text:p>0.986967</text:p>
          </table:table-cell>
          <table:table-cell office:value-type="float" office:value="0.984467" calcext:value-type="float">
            <text:p>0.984467</text:p>
          </table:table-cell>
          <table:table-cell office:value-type="float" office:value="0.990267" calcext:value-type="float">
            <text:p>0.990267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975219" calcext:value-type="float">
            <text:p>0.975219</text:p>
          </table:table-cell>
          <table:table-cell office:value-type="float" office:value="0.972486" calcext:value-type="float">
            <text:p>0.972486</text:p>
          </table:table-cell>
          <table:table-cell office:value-type="float" office:value="0.973816" calcext:value-type="float">
            <text:p>0.973816</text:p>
          </table:table-cell>
          <table:table-cell office:value-type="float" office:value="0.970799" calcext:value-type="float">
            <text:p>0.970799</text:p>
          </table:table-cell>
          <table:table-cell office:value-type="float" office:value="0.968574" calcext:value-type="float">
            <text:p>0.968574</text:p>
          </table:table-cell>
          <table:table-cell office:value-type="float" office:value="0.977452" calcext:value-type="float">
            <text:p>0.977452</text:p>
          </table:table-cell>
          <table:table-cell office:value-type="float" office:value="0.973321" calcext:value-type="float">
            <text:p>0.973321</text:p>
          </table:table-cell>
          <table:table-cell office:value-type="float" office:value="0.970498" calcext:value-type="float">
            <text:p>0.970498</text:p>
          </table:table-cell>
          <table:table-cell office:value-type="float" office:value="0.979885" calcext:value-type="float">
            <text:p>0.979885</text:p>
          </table:table-cell>
          <table:table-cell office:value-type="float" office:value="0.973816" calcext:value-type="float">
            <text:p>0.973816</text:p>
          </table:table-cell>
          <table:table-cell office:value-type="float" office:value="0.970278" calcext:value-type="float">
            <text:p>0.970278</text:p>
          </table:table-cell>
          <table:table-cell office:value-type="float" office:value="0.974553" calcext:value-type="float">
            <text:p>0.974553</text:p>
          </table:table-cell>
          <table:table-cell office:value-type="float" office:value="0.971762" calcext:value-type="float">
            <text:p>0.971762</text:p>
          </table:table-cell>
          <table:table-cell office:value-type="float" office:value="0.967051" calcext:value-type="float">
            <text:p>0.967051</text:p>
          </table:table-cell>
          <table:table-cell office:value-type="float" office:value="0.978423" calcext:value-type="float">
            <text:p>0.978423</text:p>
          </table:table-cell>
          <table:table-cell office:value-type="float" office:value="0.973979" calcext:value-type="float">
            <text:p>0.973979</text:p>
          </table:table-cell>
          <table:table-cell office:value-type="float" office:value="0.968984" calcext:value-type="float">
            <text:p>0.968984</text:p>
          </table:table-cell>
          <table:table-cell office:value-type="float" office:value="0.980556" calcext:value-type="float">
            <text:p>0.980556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9752" calcext:value-type="float">
            <text:p>0.9752</text:p>
          </table:table-cell>
          <table:table-cell office:value-type="float" office:value="0.972467" calcext:value-type="float">
            <text:p>0.972467</text:p>
          </table:table-cell>
          <table:table-cell office:value-type="float" office:value="0.9738" calcext:value-type="float">
            <text:p>0.9738</text:p>
          </table:table-cell>
          <table:table-cell office:value-type="float" office:value="0.970733" calcext:value-type="float">
            <text:p>0.970733</text:p>
          </table:table-cell>
          <table:table-cell office:value-type="float" office:value="0.968533" calcext:value-type="float">
            <text:p>0.968533</text:p>
          </table:table-cell>
          <table:table-cell office:value-type="float" office:value="0.9774" calcext:value-type="float">
            <text:p>0.9774</text:p>
          </table:table-cell>
          <table:table-cell office:value-type="float" office:value="0.973267" calcext:value-type="float">
            <text:p>0.973267</text:p>
          </table:table-cell>
          <table:table-cell office:value-type="float" office:value="0.970467" calcext:value-type="float">
            <text:p>0.970467</text:p>
          </table:table-cell>
          <table:table-cell office:value-type="float" office:value="0.979867" calcext:value-type="float">
            <text:p>0.979867</text:p>
          </table:table-cell>
          <table:table-cell office:value-type="float" office:value="0.9738" calcext:value-type="float">
            <text:p>0.9738</text:p>
          </table:table-cell>
          <table:table-cell office:value-type="float" office:value="0.970267" calcext:value-type="float">
            <text:p>0.970267</text:p>
          </table:table-cell>
          <table:table-cell office:value-type="float" office:value="0.974533" calcext:value-type="float">
            <text:p>0.974533</text:p>
          </table:table-cell>
          <table:table-cell office:value-type="float" office:value="0.971733" calcext:value-type="float">
            <text:p>0.971733</text:p>
          </table:table-cell>
          <table:table-cell office:value-type="float" office:value="0.967" calcext:value-type="float">
            <text:p>0.967</text:p>
          </table:table-cell>
          <table:table-cell office:value-type="float" office:value="0.9784" calcext:value-type="float">
            <text:p>0.9784</text:p>
          </table:table-cell>
          <table:table-cell office:value-type="float" office:value="0.973933" calcext:value-type="float">
            <text:p>0.973933</text:p>
          </table:table-cell>
          <table:table-cell office:value-type="float" office:value="0.968933" calcext:value-type="float">
            <text:p>0.968933</text:p>
          </table:table-cell>
          <table:table-cell office:value-type="float" office:value="0.980533" calcext:value-type="float">
            <text:p>0.980533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xecution took PT2M27.916S</text:p>
          </table:table-cell>
          <table:table-cell table:formula="of:=MAX([.B130:.B135])" office:value-type="float" office:value="0.9876" calcext:value-type="float">
            <text:p>0.9876</text:p>
          </table:table-cell>
          <table:table-cell table:formula="of:=MAX([.C130:.C135])" office:value-type="float" office:value="0.986233" calcext:value-type="float">
            <text:p>0.986233</text:p>
          </table:table-cell>
          <table:table-cell table:formula="of:=MAX([.D130:.D135])" office:value-type="float" office:value="0.9869" calcext:value-type="float">
            <text:p>0.9869</text:p>
          </table:table-cell>
          <table:table-cell table:formula="of:=MAX([.E130:.E135])" office:value-type="float" office:value="0.985367" calcext:value-type="float">
            <text:p>0.985367</text:p>
          </table:table-cell>
          <table:table-cell table:formula="of:=MAX([.F130:.F135])" office:value-type="float" office:value="0.984267" calcext:value-type="float">
            <text:p>0.984267</text:p>
          </table:table-cell>
          <table:table-cell table:formula="of:=MAX([.G130:.G135])" office:value-type="float" office:value="0.9887" calcext:value-type="float">
            <text:p>0.9887</text:p>
          </table:table-cell>
          <table:table-cell table:formula="of:=MAX([.H130:.H135])" office:value-type="float" office:value="0.986633" calcext:value-type="float">
            <text:p>0.986633</text:p>
          </table:table-cell>
          <table:table-cell table:formula="of:=MAX([.I130:.I135])" office:value-type="float" office:value="0.985233" calcext:value-type="float">
            <text:p>0.985233</text:p>
          </table:table-cell>
          <table:table-cell table:formula="of:=MAX([.J130:.J135])" office:value-type="float" office:value="0.989933" calcext:value-type="float">
            <text:p>0.989933</text:p>
          </table:table-cell>
          <table:table-cell table:formula="of:=MAX([.K130:.K135])" office:value-type="float" office:value="0.9869" calcext:value-type="float">
            <text:p>0.9869</text:p>
          </table:table-cell>
          <table:table-cell table:formula="of:=MAX([.L130:.L135])" office:value-type="float" office:value="0.985133" calcext:value-type="float">
            <text:p>0.985133</text:p>
          </table:table-cell>
          <table:table-cell table:formula="of:=MAX([.M130:.M135])" office:value-type="float" office:value="0.987267" calcext:value-type="float">
            <text:p>0.987267</text:p>
          </table:table-cell>
          <table:table-cell table:formula="of:=MAX([.N130:.N135])" office:value-type="float" office:value="0.985867" calcext:value-type="float">
            <text:p>0.985867</text:p>
          </table:table-cell>
          <table:table-cell table:formula="of:=MAX([.O130:.O135])" office:value-type="float" office:value="0.9835" calcext:value-type="float">
            <text:p>0.9835</text:p>
          </table:table-cell>
          <table:table-cell table:formula="of:=MAX([.P130:.P135])" office:value-type="float" office:value="0.9892" calcext:value-type="float">
            <text:p>0.9892</text:p>
          </table:table-cell>
          <table:table-cell table:formula="of:=MAX([.Q130:.Q135])" office:value-type="float" office:value="0.986967" calcext:value-type="float">
            <text:p>0.986967</text:p>
          </table:table-cell>
          <table:table-cell table:formula="of:=MAX([.R130:.R135])" office:value-type="float" office:value="0.984467" calcext:value-type="float">
            <text:p>0.984467</text:p>
          </table:table-cell>
          <table:table-cell table:formula="of:=MAX([.S130:.S135])" office:value-type="float" office:value="0.990267" calcext:value-type="float">
            <text:p>0.990267</text:p>
          </table:table-cell>
        </table:table-row>
        <table:table-row table:style-name="ro1">
          <table:table-cell/>
          <table:table-cell table:formula="of:=LOOKUP(MAX([.B137:.S137]);[.B137:.S137];[.$B$7:.$S$7])" office:value-type="string" office:string-value="ngram: 2, alpha: 11, knn: 3, " calcext:value-type="string">
            <text:p>ngram: 2, alpha: 11, knn: 3, 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Experiment KNN for WAFER has been started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set wafer - 7164 records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1' contains 6402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-1' contains 762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NN for WAFER with param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gram: 2, alpha: 11, knn: 5,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997674" calcext:value-type="float">
            <text:p>0.997674</text:p>
          </table:table-cell>
          <table:table-cell office:value-type="float" office:value="0.997162" calcext:value-type="float">
            <text:p>0.997162</text:p>
          </table:table-cell>
          <table:table-cell office:value-type="float" office:value="0.996743" calcext:value-type="float">
            <text:p>0.996743</text:p>
          </table:table-cell>
          <table:table-cell office:value-type="float" office:value="0.996045" calcext:value-type="float">
            <text:p>0.996045</text:p>
          </table:table-cell>
          <table:table-cell office:value-type="float" office:value="0.995301" calcext:value-type="float">
            <text:p>0.995301</text:p>
          </table:table-cell>
          <table:table-cell office:value-type="float" office:value="0.997487" calcext:value-type="float">
            <text:p>0.997487</text:p>
          </table:table-cell>
          <table:table-cell office:value-type="float" office:value="0.997022" calcext:value-type="float">
            <text:p>0.997022</text:p>
          </table:table-cell>
          <table:table-cell office:value-type="float" office:value="0.996603" calcext:value-type="float">
            <text:p>0.996603</text:p>
          </table:table-cell>
          <table:table-cell office:value-type="float" office:value="0.998325" calcext:value-type="float">
            <text:p>0.998325</text:p>
          </table:table-cell>
          <table:table-cell office:value-type="float" office:value="0.997767" calcext:value-type="float">
            <text:p>0.997767</text:p>
          </table:table-cell>
          <table:table-cell office:value-type="float" office:value="0.997208" calcext:value-type="float">
            <text:p>0.997208</text:p>
          </table:table-cell>
          <table:table-cell office:value-type="float" office:value="0.997767" calcext:value-type="float">
            <text:p>0.997767</text:p>
          </table:table-cell>
          <table:table-cell office:value-type="float" office:value="0.99651" calcext:value-type="float">
            <text:p>0.99651</text:p>
          </table:table-cell>
          <table:table-cell office:value-type="float" office:value="0.995161" calcext:value-type="float">
            <text:p>0.995161</text:p>
          </table:table-cell>
          <table:table-cell office:value-type="float" office:value="0.997394" calcext:value-type="float">
            <text:p>0.997394</text:p>
          </table:table-cell>
          <table:table-cell office:value-type="float" office:value="0.996976" calcext:value-type="float">
            <text:p>0.996976</text:p>
          </table:table-cell>
          <table:table-cell office:value-type="float" office:value="0.996464" calcext:value-type="float">
            <text:p>0.996464</text:p>
          </table:table-cell>
          <table:table-cell office:value-type="float" office:value="0.998511" calcext:value-type="float">
            <text:p>0.998511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997681" calcext:value-type="float">
            <text:p>0.997681</text:p>
          </table:table-cell>
          <table:table-cell office:value-type="float" office:value="0.997171" calcext:value-type="float">
            <text:p>0.997171</text:p>
          </table:table-cell>
          <table:table-cell office:value-type="float" office:value="0.99674" calcext:value-type="float">
            <text:p>0.99674</text:p>
          </table:table-cell>
          <table:table-cell office:value-type="float" office:value="0.996041" calcext:value-type="float">
            <text:p>0.996041</text:p>
          </table:table-cell>
          <table:table-cell office:value-type="float" office:value="0.995293" calcext:value-type="float">
            <text:p>0.995293</text:p>
          </table:table-cell>
          <table:table-cell office:value-type="float" office:value="0.997502" calcext:value-type="float">
            <text:p>0.997502</text:p>
          </table:table-cell>
          <table:table-cell office:value-type="float" office:value="0.99703" calcext:value-type="float">
            <text:p>0.99703</text:p>
          </table:table-cell>
          <table:table-cell office:value-type="float" office:value="0.996613" calcext:value-type="float">
            <text:p>0.996613</text:p>
          </table:table-cell>
          <table:table-cell office:value-type="float" office:value="0.998334" calcext:value-type="float">
            <text:p>0.998334</text:p>
          </table:table-cell>
          <table:table-cell office:value-type="float" office:value="0.997776" calcext:value-type="float">
            <text:p>0.997776</text:p>
          </table:table-cell>
          <table:table-cell office:value-type="float" office:value="0.997215" calcext:value-type="float">
            <text:p>0.997215</text:p>
          </table:table-cell>
          <table:table-cell office:value-type="float" office:value="0.997766" calcext:value-type="float">
            <text:p>0.997766</text:p>
          </table:table-cell>
          <table:table-cell office:value-type="float" office:value="0.996506" calcext:value-type="float">
            <text:p>0.996506</text:p>
          </table:table-cell>
          <table:table-cell office:value-type="float" office:value="0.995152" calcext:value-type="float">
            <text:p>0.995152</text:p>
          </table:table-cell>
          <table:table-cell office:value-type="float" office:value="0.997403" calcext:value-type="float">
            <text:p>0.997403</text:p>
          </table:table-cell>
          <table:table-cell office:value-type="float" office:value="0.996985" calcext:value-type="float">
            <text:p>0.996985</text:p>
          </table:table-cell>
          <table:table-cell office:value-type="float" office:value="0.99647" calcext:value-type="float">
            <text:p>0.99647</text:p>
          </table:table-cell>
          <table:table-cell office:value-type="float" office:value="0.99852" calcext:value-type="float">
            <text:p>0.99852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997674" calcext:value-type="float">
            <text:p>0.997674</text:p>
          </table:table-cell>
          <table:table-cell office:value-type="float" office:value="0.997162" calcext:value-type="float">
            <text:p>0.997162</text:p>
          </table:table-cell>
          <table:table-cell office:value-type="float" office:value="0.996743" calcext:value-type="float">
            <text:p>0.996743</text:p>
          </table:table-cell>
          <table:table-cell office:value-type="float" office:value="0.996045" calcext:value-type="float">
            <text:p>0.996045</text:p>
          </table:table-cell>
          <table:table-cell office:value-type="float" office:value="0.995301" calcext:value-type="float">
            <text:p>0.995301</text:p>
          </table:table-cell>
          <table:table-cell office:value-type="float" office:value="0.997487" calcext:value-type="float">
            <text:p>0.997487</text:p>
          </table:table-cell>
          <table:table-cell office:value-type="float" office:value="0.997022" calcext:value-type="float">
            <text:p>0.997022</text:p>
          </table:table-cell>
          <table:table-cell office:value-type="float" office:value="0.996603" calcext:value-type="float">
            <text:p>0.996603</text:p>
          </table:table-cell>
          <table:table-cell office:value-type="float" office:value="0.998325" calcext:value-type="float">
            <text:p>0.998325</text:p>
          </table:table-cell>
          <table:table-cell office:value-type="float" office:value="0.997767" calcext:value-type="float">
            <text:p>0.997767</text:p>
          </table:table-cell>
          <table:table-cell office:value-type="float" office:value="0.997208" calcext:value-type="float">
            <text:p>0.997208</text:p>
          </table:table-cell>
          <table:table-cell office:value-type="float" office:value="0.997767" calcext:value-type="float">
            <text:p>0.997767</text:p>
          </table:table-cell>
          <table:table-cell office:value-type="float" office:value="0.99651" calcext:value-type="float">
            <text:p>0.99651</text:p>
          </table:table-cell>
          <table:table-cell office:value-type="float" office:value="0.995161" calcext:value-type="float">
            <text:p>0.995161</text:p>
          </table:table-cell>
          <table:table-cell office:value-type="float" office:value="0.997394" calcext:value-type="float">
            <text:p>0.997394</text:p>
          </table:table-cell>
          <table:table-cell office:value-type="float" office:value="0.996976" calcext:value-type="float">
            <text:p>0.996976</text:p>
          </table:table-cell>
          <table:table-cell office:value-type="float" office:value="0.996464" calcext:value-type="float">
            <text:p>0.996464</text:p>
          </table:table-cell>
          <table:table-cell office:value-type="float" office:value="0.998511" calcext:value-type="float">
            <text:p>0.998511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994328" calcext:value-type="float">
            <text:p>0.994328</text:p>
          </table:table-cell>
          <table:table-cell office:value-type="float" office:value="0.99234" calcext:value-type="float">
            <text:p>0.99234</text:p>
          </table:table-cell>
          <table:table-cell office:value-type="float" office:value="0.983812" calcext:value-type="float">
            <text:p>0.983812</text:p>
          </table:table-cell>
          <table:table-cell office:value-type="float" office:value="0.98026" calcext:value-type="float">
            <text:p>0.98026</text:p>
          </table:table-cell>
          <table:table-cell office:value-type="float" office:value="0.975547" calcext:value-type="float">
            <text:p>0.975547</text:p>
          </table:table-cell>
          <table:table-cell office:value-type="float" office:value="0.995847" calcext:value-type="float">
            <text:p>0.995847</text:p>
          </table:table-cell>
          <table:table-cell office:value-type="float" office:value="0.991167" calcext:value-type="float">
            <text:p>0.991167</text:p>
          </table:table-cell>
          <table:table-cell office:value-type="float" office:value="0.989576" calcext:value-type="float">
            <text:p>0.989576</text:p>
          </table:table-cell>
          <table:table-cell office:value-type="float" office:value="0.998259" calcext:value-type="float">
            <text:p>0.998259</text:p>
          </table:table-cell>
          <table:table-cell office:value-type="float" office:value="0.995495" calcext:value-type="float">
            <text:p>0.995495</text:p>
          </table:table-cell>
          <table:table-cell office:value-type="float" office:value="0.991575" calcext:value-type="float">
            <text:p>0.991575</text:p>
          </table:table-cell>
          <table:table-cell office:value-type="float" office:value="0.989329" calcext:value-type="float">
            <text:p>0.989329</text:p>
          </table:table-cell>
          <table:table-cell office:value-type="float" office:value="0.981086" calcext:value-type="float">
            <text:p>0.981086</text:p>
          </table:table-cell>
          <table:table-cell office:value-type="float" office:value="0.972833" calcext:value-type="float">
            <text:p>0.972833</text:p>
          </table:table-cell>
          <table:table-cell office:value-type="float" office:value="0.993138" calcext:value-type="float">
            <text:p>0.993138</text:p>
          </table:table-cell>
          <table:table-cell office:value-type="float" office:value="0.991547" calcext:value-type="float">
            <text:p>0.991547</text:p>
          </table:table-cell>
          <table:table-cell office:value-type="float" office:value="0.987632" calcext:value-type="float">
            <text:p>0.987632</text:p>
          </table:table-cell>
          <table:table-cell office:value-type="float" office:value="0.999052" calcext:value-type="float">
            <text:p>0.999052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995998" calcext:value-type="float">
            <text:p>0.995998</text:p>
          </table:table-cell>
          <table:table-cell office:value-type="float" office:value="0.994748" calcext:value-type="float">
            <text:p>0.994748</text:p>
          </table:table-cell>
          <table:table-cell office:value-type="float" office:value="0.990256" calcext:value-type="float">
            <text:p>0.990256</text:p>
          </table:table-cell>
          <table:table-cell office:value-type="float" office:value="0.988121" calcext:value-type="float">
            <text:p>0.988121</text:p>
          </table:table-cell>
          <table:table-cell office:value-type="float" office:value="0.985374" calcext:value-type="float">
            <text:p>0.985374</text:p>
          </table:table-cell>
          <table:table-cell office:value-type="float" office:value="0.996667" calcext:value-type="float">
            <text:p>0.996667</text:p>
          </table:table-cell>
          <table:table-cell office:value-type="float" office:value="0.99409" calcext:value-type="float">
            <text:p>0.99409</text:p>
          </table:table-cell>
          <table:table-cell office:value-type="float" office:value="0.993083" calcext:value-type="float">
            <text:p>0.993083</text:p>
          </table:table-cell>
          <table:table-cell office:value-type="float" office:value="0.998292" calcext:value-type="float">
            <text:p>0.998292</text:p>
          </table:table-cell>
          <table:table-cell office:value-type="float" office:value="0.99663" calcext:value-type="float">
            <text:p>0.99663</text:p>
          </table:table-cell>
          <table:table-cell office:value-type="float" office:value="0.994387" calcext:value-type="float">
            <text:p>0.994387</text:p>
          </table:table-cell>
          <table:table-cell office:value-type="float" office:value="0.993539" calcext:value-type="float">
            <text:p>0.993539</text:p>
          </table:table-cell>
          <table:table-cell office:value-type="float" office:value="0.988768" calcext:value-type="float">
            <text:p>0.988768</text:p>
          </table:table-cell>
          <table:table-cell office:value-type="float" office:value="0.983933" calcext:value-type="float">
            <text:p>0.983933</text:p>
          </table:table-cell>
          <table:table-cell office:value-type="float" office:value="0.995264" calcext:value-type="float">
            <text:p>0.995264</text:p>
          </table:table-cell>
          <table:table-cell office:value-type="float" office:value="0.994257" calcext:value-type="float">
            <text:p>0.994257</text:p>
          </table:table-cell>
          <table:table-cell office:value-type="float" office:value="0.992038" calcext:value-type="float">
            <text:p>0.992038</text:p>
          </table:table-cell>
          <table:table-cell office:value-type="float" office:value="0.998781" calcext:value-type="float">
            <text:p>0.998781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997674" calcext:value-type="float">
            <text:p>0.997674</text:p>
          </table:table-cell>
          <table:table-cell office:value-type="float" office:value="0.997162" calcext:value-type="float">
            <text:p>0.997162</text:p>
          </table:table-cell>
          <table:table-cell office:value-type="float" office:value="0.996743" calcext:value-type="float">
            <text:p>0.996743</text:p>
          </table:table-cell>
          <table:table-cell office:value-type="float" office:value="0.996045" calcext:value-type="float">
            <text:p>0.996045</text:p>
          </table:table-cell>
          <table:table-cell office:value-type="float" office:value="0.995301" calcext:value-type="float">
            <text:p>0.995301</text:p>
          </table:table-cell>
          <table:table-cell office:value-type="float" office:value="0.997487" calcext:value-type="float">
            <text:p>0.997487</text:p>
          </table:table-cell>
          <table:table-cell office:value-type="float" office:value="0.997022" calcext:value-type="float">
            <text:p>0.997022</text:p>
          </table:table-cell>
          <table:table-cell office:value-type="float" office:value="0.996603" calcext:value-type="float">
            <text:p>0.996603</text:p>
          </table:table-cell>
          <table:table-cell office:value-type="float" office:value="0.998325" calcext:value-type="float">
            <text:p>0.998325</text:p>
          </table:table-cell>
          <table:table-cell office:value-type="float" office:value="0.997767" calcext:value-type="float">
            <text:p>0.997767</text:p>
          </table:table-cell>
          <table:table-cell office:value-type="float" office:value="0.997208" calcext:value-type="float">
            <text:p>0.997208</text:p>
          </table:table-cell>
          <table:table-cell office:value-type="float" office:value="0.997767" calcext:value-type="float">
            <text:p>0.997767</text:p>
          </table:table-cell>
          <table:table-cell office:value-type="float" office:value="0.99651" calcext:value-type="float">
            <text:p>0.99651</text:p>
          </table:table-cell>
          <table:table-cell office:value-type="float" office:value="0.995161" calcext:value-type="float">
            <text:p>0.995161</text:p>
          </table:table-cell>
          <table:table-cell office:value-type="float" office:value="0.997394" calcext:value-type="float">
            <text:p>0.997394</text:p>
          </table:table-cell>
          <table:table-cell office:value-type="float" office:value="0.996976" calcext:value-type="float">
            <text:p>0.996976</text:p>
          </table:table-cell>
          <table:table-cell office:value-type="float" office:value="0.996464" calcext:value-type="float">
            <text:p>0.996464</text:p>
          </table:table-cell>
          <table:table-cell office:value-type="float" office:value="0.998511" calcext:value-type="float">
            <text:p>0.998511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xecution took PT1M57.1S</text:p>
          </table:table-cell>
          <table:table-cell table:formula="of:=MAX([.B147:.B152])" office:value-type="float" office:value="0.997681" calcext:value-type="float">
            <text:p>0.997681</text:p>
          </table:table-cell>
          <table:table-cell table:formula="of:=MAX([.C147:.C152])" office:value-type="float" office:value="0.997171" calcext:value-type="float">
            <text:p>0.997171</text:p>
          </table:table-cell>
          <table:table-cell table:formula="of:=MAX([.D147:.D152])" office:value-type="float" office:value="0.996743" calcext:value-type="float">
            <text:p>0.996743</text:p>
          </table:table-cell>
          <table:table-cell table:formula="of:=MAX([.E147:.E152])" office:value-type="float" office:value="0.996045" calcext:value-type="float">
            <text:p>0.996045</text:p>
          </table:table-cell>
          <table:table-cell table:formula="of:=MAX([.F147:.F152])" office:value-type="float" office:value="0.995301" calcext:value-type="float">
            <text:p>0.995301</text:p>
          </table:table-cell>
          <table:table-cell table:formula="of:=MAX([.G147:.G152])" office:value-type="float" office:value="0.997502" calcext:value-type="float">
            <text:p>0.997502</text:p>
          </table:table-cell>
          <table:table-cell table:formula="of:=MAX([.H147:.H152])" office:value-type="float" office:value="0.99703" calcext:value-type="float">
            <text:p>0.99703</text:p>
          </table:table-cell>
          <table:table-cell table:formula="of:=MAX([.I147:.I152])" office:value-type="float" office:value="0.996613" calcext:value-type="float">
            <text:p>0.996613</text:p>
          </table:table-cell>
          <table:table-cell table:formula="of:=MAX([.J147:.J152])" office:value-type="float" office:value="0.998334" calcext:value-type="float">
            <text:p>0.998334</text:p>
          </table:table-cell>
          <table:table-cell table:formula="of:=MAX([.K147:.K152])" office:value-type="float" office:value="0.997776" calcext:value-type="float">
            <text:p>0.997776</text:p>
          </table:table-cell>
          <table:table-cell table:formula="of:=MAX([.L147:.L152])" office:value-type="float" office:value="0.997215" calcext:value-type="float">
            <text:p>0.997215</text:p>
          </table:table-cell>
          <table:table-cell table:formula="of:=MAX([.M147:.M152])" office:value-type="float" office:value="0.997767" calcext:value-type="float">
            <text:p>0.997767</text:p>
          </table:table-cell>
          <table:table-cell table:formula="of:=MAX([.N147:.N152])" office:value-type="float" office:value="0.99651" calcext:value-type="float">
            <text:p>0.99651</text:p>
          </table:table-cell>
          <table:table-cell table:formula="of:=MAX([.O147:.O152])" office:value-type="float" office:value="0.995161" calcext:value-type="float">
            <text:p>0.995161</text:p>
          </table:table-cell>
          <table:table-cell table:formula="of:=MAX([.P147:.P152])" office:value-type="float" office:value="0.997403" calcext:value-type="float">
            <text:p>0.997403</text:p>
          </table:table-cell>
          <table:table-cell table:formula="of:=MAX([.Q147:.Q152])" office:value-type="float" office:value="0.996985" calcext:value-type="float">
            <text:p>0.996985</text:p>
          </table:table-cell>
          <table:table-cell table:formula="of:=MAX([.R147:.R152])" office:value-type="float" office:value="0.99647" calcext:value-type="float">
            <text:p>0.99647</text:p>
          </table:table-cell>
          <table:table-cell table:formula="of:=MAX([.S147:.S152])" office:value-type="float" office:value="0.999052" calcext:value-type="float">
            <text:p>0.999052</text:p>
          </table:table-cell>
        </table:table-row>
        <table:table-row table:style-name="ro1">
          <table:table-cell/>
          <table:table-cell table:formula="of:=LOOKUP(MAX([.B154:.S154]);[.B154:.S154];[.$B$7:.$S$7])" office:value-type="string" office:string-value="ngram: 2, alpha: 11, knn: 3, " calcext:value-type="string">
            <text:p>ngram: 2, alpha: 11, knn: 3, 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Experiment KNN for INLINESKATE has been started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set InlineSkate - 650 records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 contains 7 classe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2' contains 100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3' contains 103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7' contains 62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6' contains 98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4' contains 108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5' contains 117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1' contains 62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NN for INLINESKATE with param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gram: 2, alpha: 11, knn: 5,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833993" calcext:value-type="float">
            <text:p>0.833993</text:p>
          </table:table-cell>
          <table:table-cell office:value-type="float" office:value="0.828571" calcext:value-type="float">
            <text:p>0.828571</text:p>
          </table:table-cell>
          <table:table-cell office:value-type="float" office:value="0.822125" calcext:value-type="float">
            <text:p>0.822125</text:p>
          </table:table-cell>
          <table:table-cell office:value-type="float" office:value="0.819634" calcext:value-type="float">
            <text:p>0.819634</text:p>
          </table:table-cell>
          <table:table-cell office:value-type="float" office:value="0.809231" calcext:value-type="float">
            <text:p>0.809231</text:p>
          </table:table-cell>
          <table:table-cell office:value-type="float" office:value="0.828132" calcext:value-type="float">
            <text:p>0.828132</text:p>
          </table:table-cell>
          <table:table-cell office:value-type="float" office:value="0.822564" calcext:value-type="float">
            <text:p>0.822564</text:p>
          </table:table-cell>
          <table:table-cell office:value-type="float" office:value="0.821392" calcext:value-type="float">
            <text:p>0.821392</text:p>
          </table:table-cell>
          <table:table-cell office:value-type="float" office:value="0.834725" calcext:value-type="float">
            <text:p>0.834725</text:p>
          </table:table-cell>
          <table:table-cell office:value-type="float" office:value="0.832234" calcext:value-type="float">
            <text:p>0.832234</text:p>
          </table:table-cell>
          <table:table-cell office:value-type="float" office:value="0.827399" calcext:value-type="float">
            <text:p>0.827399</text:p>
          </table:table-cell>
          <table:table-cell office:value-type="float" office:value="0.82315" calcext:value-type="float">
            <text:p>0.82315</text:p>
          </table:table-cell>
          <table:table-cell office:value-type="float" office:value="0.818022" calcext:value-type="float">
            <text:p>0.818022</text:p>
          </table:table-cell>
          <table:table-cell office:value-type="float" office:value="0.813187" calcext:value-type="float">
            <text:p>0.813187</text:p>
          </table:table-cell>
          <table:table-cell office:value-type="float" office:value="0.828425" calcext:value-type="float">
            <text:p>0.828425</text:p>
          </table:table-cell>
          <table:table-cell office:value-type="float" office:value="0.821538" calcext:value-type="float">
            <text:p>0.821538</text:p>
          </table:table-cell>
          <table:table-cell office:value-type="float" office:value="0.820952" calcext:value-type="float">
            <text:p>0.820952</text:p>
          </table:table-cell>
          <table:table-cell office:value-type="float" office:value="0.835751" calcext:value-type="float">
            <text:p>0.835751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423088" calcext:value-type="float">
            <text:p>0.423088</text:p>
          </table:table-cell>
          <table:table-cell office:value-type="float" office:value="0.404224" calcext:value-type="float">
            <text:p>0.404224</text:p>
          </table:table-cell>
          <table:table-cell office:value-type="float" office:value="0.383368" calcext:value-type="float">
            <text:p>0.383368</text:p>
          </table:table-cell>
          <table:table-cell office:value-type="float" office:value="0.372705" calcext:value-type="float">
            <text:p>0.372705</text:p>
          </table:table-cell>
          <table:table-cell office:value-type="float" office:value="0.335464" calcext:value-type="float">
            <text:p>0.335464</text:p>
          </table:table-cell>
          <table:table-cell office:value-type="float" office:value="0.404691" calcext:value-type="float">
            <text:p>0.404691</text:p>
          </table:table-cell>
          <table:table-cell office:value-type="float" office:value="0.381181" calcext:value-type="float">
            <text:p>0.381181</text:p>
          </table:table-cell>
          <table:table-cell office:value-type="float" office:value="0.377814" calcext:value-type="float">
            <text:p>0.377814</text:p>
          </table:table-cell>
          <table:table-cell office:value-type="float" office:value="0.434377" calcext:value-type="float">
            <text:p>0.434377</text:p>
          </table:table-cell>
          <table:table-cell office:value-type="float" office:value="0.416666" calcext:value-type="float">
            <text:p>0.416666</text:p>
          </table:table-cell>
          <table:table-cell office:value-type="float" office:value="0.399381" calcext:value-type="float">
            <text:p>0.399381</text:p>
          </table:table-cell>
          <table:table-cell office:value-type="float" office:value="0.386876" calcext:value-type="float">
            <text:p>0.386876</text:p>
          </table:table-cell>
          <table:table-cell office:value-type="float" office:value="0.366485" calcext:value-type="float">
            <text:p>0.366485</text:p>
          </table:table-cell>
          <table:table-cell office:value-type="float" office:value="0.350868" calcext:value-type="float">
            <text:p>0.350868</text:p>
          </table:table-cell>
          <table:table-cell office:value-type="float" office:value="0.404076" calcext:value-type="float">
            <text:p>0.404076</text:p>
          </table:table-cell>
          <table:table-cell office:value-type="float" office:value="0.377418" calcext:value-type="float">
            <text:p>0.377418</text:p>
          </table:table-cell>
          <table:table-cell office:value-type="float" office:value="0.376344" calcext:value-type="float">
            <text:p>0.376344</text:p>
          </table:table-cell>
          <table:table-cell office:value-type="float" office:value="0.434923" calcext:value-type="float">
            <text:p>0.434923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table:number-columns-repeated="1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418974" calcext:value-type="float">
            <text:p>0.418974</text:p>
          </table:table-cell>
          <table:table-cell office:value-type="float" office:value="0.4" calcext:value-type="float">
            <text:p>0.4</text:p>
          </table:table-cell>
          <table:table-cell office:value-type="float" office:value="0.377436" calcext:value-type="float">
            <text:p>0.377436</text:p>
          </table:table-cell>
          <table:table-cell office:value-type="float" office:value="0.368718" calcext:value-type="float">
            <text:p>0.368718</text:p>
          </table:table-cell>
          <table:table-cell office:value-type="float" office:value="0.332308" calcext:value-type="float">
            <text:p>0.332308</text:p>
          </table:table-cell>
          <table:table-cell office:value-type="float" office:value="0.398462" calcext:value-type="float">
            <text:p>0.398462</text:p>
          </table:table-cell>
          <table:table-cell office:value-type="float" office:value="0.378974" calcext:value-type="float">
            <text:p>0.378974</text:p>
          </table:table-cell>
          <table:table-cell office:value-type="float" office:value="0.374872" calcext:value-type="float">
            <text:p>0.374872</text:p>
          </table:table-cell>
          <table:table-cell office:value-type="float" office:value="0.421538" calcext:value-type="float">
            <text:p>0.421538</text:p>
          </table:table-cell>
          <table:table-cell office:value-type="float" office:value="0.412821" calcext:value-type="float">
            <text:p>0.412821</text:p>
          </table:table-cell>
          <table:table-cell office:value-type="float" office:value="0.395897" calcext:value-type="float">
            <text:p>0.395897</text:p>
          </table:table-cell>
          <table:table-cell office:value-type="float" office:value="0.381026" calcext:value-type="float">
            <text:p>0.381026</text:p>
          </table:table-cell>
          <table:table-cell office:value-type="float" office:value="0.363077" calcext:value-type="float">
            <text:p>0.363077</text:p>
          </table:table-cell>
          <table:table-cell office:value-type="float" office:value="0.346154" calcext:value-type="float">
            <text:p>0.346154</text:p>
          </table:table-cell>
          <table:table-cell office:value-type="float" office:value="0.399487" calcext:value-type="float">
            <text:p>0.399487</text:p>
          </table:table-cell>
          <table:table-cell office:value-type="float" office:value="0.375385" calcext:value-type="float">
            <text:p>0.375385</text:p>
          </table:table-cell>
          <table:table-cell office:value-type="float" office:value="0.373333" calcext:value-type="float">
            <text:p>0.373333</text:p>
          </table:table-cell>
          <table:table-cell office:value-type="float" office:value="0.425128" calcext:value-type="float">
            <text:p>0.425128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xecution took PT11.796S</text:p>
          </table:table-cell>
          <table:table-cell table:formula="of:=MAX([.B169:.B174])" office:value-type="float" office:value="0.833993" calcext:value-type="float">
            <text:p>0.833993</text:p>
          </table:table-cell>
          <table:table-cell table:formula="of:=MAX([.C169:.C174])" office:value-type="float" office:value="0.828571" calcext:value-type="float">
            <text:p>0.828571</text:p>
          </table:table-cell>
          <table:table-cell table:formula="of:=MAX([.D169:.D174])" office:value-type="float" office:value="0.822125" calcext:value-type="float">
            <text:p>0.822125</text:p>
          </table:table-cell>
          <table:table-cell table:formula="of:=MAX([.E169:.E174])" office:value-type="float" office:value="0.819634" calcext:value-type="float">
            <text:p>0.819634</text:p>
          </table:table-cell>
          <table:table-cell table:formula="of:=MAX([.F169:.F174])" office:value-type="float" office:value="0.809231" calcext:value-type="float">
            <text:p>0.809231</text:p>
          </table:table-cell>
          <table:table-cell table:formula="of:=MAX([.G169:.G174])" office:value-type="float" office:value="0.828132" calcext:value-type="float">
            <text:p>0.828132</text:p>
          </table:table-cell>
          <table:table-cell table:formula="of:=MAX([.H169:.H174])" office:value-type="float" office:value="0.822564" calcext:value-type="float">
            <text:p>0.822564</text:p>
          </table:table-cell>
          <table:table-cell table:formula="of:=MAX([.I169:.I174])" office:value-type="float" office:value="0.821392" calcext:value-type="float">
            <text:p>0.821392</text:p>
          </table:table-cell>
          <table:table-cell table:formula="of:=MAX([.J169:.J174])" office:value-type="float" office:value="0.834725" calcext:value-type="float">
            <text:p>0.834725</text:p>
          </table:table-cell>
          <table:table-cell table:formula="of:=MAX([.K169:.K174])" office:value-type="float" office:value="0.832234" calcext:value-type="float">
            <text:p>0.832234</text:p>
          </table:table-cell>
          <table:table-cell table:formula="of:=MAX([.L169:.L174])" office:value-type="float" office:value="0.827399" calcext:value-type="float">
            <text:p>0.827399</text:p>
          </table:table-cell>
          <table:table-cell table:formula="of:=MAX([.M169:.M174])" office:value-type="float" office:value="0.82315" calcext:value-type="float">
            <text:p>0.82315</text:p>
          </table:table-cell>
          <table:table-cell table:formula="of:=MAX([.N169:.N174])" office:value-type="float" office:value="0.818022" calcext:value-type="float">
            <text:p>0.818022</text:p>
          </table:table-cell>
          <table:table-cell table:formula="of:=MAX([.O169:.O174])" office:value-type="float" office:value="0.813187" calcext:value-type="float">
            <text:p>0.813187</text:p>
          </table:table-cell>
          <table:table-cell table:formula="of:=MAX([.P169:.P174])" office:value-type="float" office:value="0.828425" calcext:value-type="float">
            <text:p>0.828425</text:p>
          </table:table-cell>
          <table:table-cell table:formula="of:=MAX([.Q169:.Q174])" office:value-type="float" office:value="0.821538" calcext:value-type="float">
            <text:p>0.821538</text:p>
          </table:table-cell>
          <table:table-cell table:formula="of:=MAX([.R169:.R174])" office:value-type="float" office:value="0.820952" calcext:value-type="float">
            <text:p>0.820952</text:p>
          </table:table-cell>
          <table:table-cell table:formula="of:=MAX([.S169:.S174])" office:value-type="float" office:value="0.835751" calcext:value-type="float">
            <text:p>0.835751</text:p>
          </table:table-cell>
        </table:table-row>
        <table:table-row table:style-name="ro1">
          <table:table-cell/>
          <table:table-cell table:formula="of:=LOOKUP(MAX([.B176:.S176]);[.B176:.S176];[.$B$7:.$S$7])" office:value-type="string" office:string-value="ngram: 2, alpha: 11, knn: 3, " calcext:value-type="string">
            <text:p>ngram: 2, alpha: 11, knn: 3, 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Experiment KNN for PATIENTS has been started.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ata contains 2 classe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0' contains 65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lass '1' contains 51 records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NN for PATIENTS with params: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gram: 2, alpha: 11, knn: 5, 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ccuracy: </text:p>
          </table:table-cell>
          <table:table-cell office:value-type="float" office:value="0.45977" calcext:value-type="float">
            <text:p>0.45977</text:p>
          </table:table-cell>
          <table:table-cell office:value-type="float" office:value="0.479885" calcext:value-type="float">
            <text:p>0.479885</text:p>
          </table:table-cell>
          <table:table-cell office:value-type="float" office:value="0.528736" calcext:value-type="float">
            <text:p>0.528736</text:p>
          </table:table-cell>
          <table:table-cell office:value-type="float" office:value="0.514368" calcext:value-type="float">
            <text:p>0.514368</text:p>
          </table:table-cell>
          <table:table-cell office:value-type="float" office:value="0.494253" calcext:value-type="float">
            <text:p>0.494253</text:p>
          </table:table-cell>
          <table:table-cell office:value-type="float" office:value="0.477011" calcext:value-type="float">
            <text:p>0.477011</text:p>
          </table:table-cell>
          <table:table-cell office:value-type="float" office:value="0.471264" calcext:value-type="float">
            <text:p>0.471264</text:p>
          </table:table-cell>
          <table:table-cell office:value-type="float" office:value="0.511494" calcext:value-type="float">
            <text:p>0.511494</text:p>
          </table:table-cell>
          <table:table-cell office:value-type="float" office:value="0.422414" calcext:value-type="float">
            <text:p>0.422414</text:p>
          </table:table-cell>
          <table:table-cell office:value-type="float" office:value="0.456897" calcext:value-type="float">
            <text:p>0.456897</text:p>
          </table:table-cell>
          <table:table-cell office:value-type="float" office:value="0.474138" calcext:value-type="float">
            <text:p>0.474138</text:p>
          </table:table-cell>
          <table:table-cell office:value-type="float" office:value="0.5" calcext:value-type="float">
            <text:p>0.5</text:p>
          </table:table-cell>
          <table:table-cell office:value-type="float" office:value="0.566092" calcext:value-type="float">
            <text:p>0.566092</text:p>
          </table:table-cell>
          <table:table-cell office:value-type="float" office:value="0.514368" calcext:value-type="float">
            <text:p>0.514368</text:p>
          </table:table-cell>
          <table:table-cell office:value-type="float" office:value="0.456897" calcext:value-type="float">
            <text:p>0.456897</text:p>
          </table:table-cell>
          <table:table-cell office:value-type="float" office:value="0.471264" calcext:value-type="float">
            <text:p>0.471264</text:p>
          </table:table-cell>
          <table:table-cell office:value-type="float" office:value="0.468391" calcext:value-type="float">
            <text:p>0.468391</text:p>
          </table:table-cell>
          <table:table-cell office:value-type="float" office:value="0.41092" calcext:value-type="float">
            <text:p>0.41092</text:p>
          </table:table-cell>
        </table:table-row>
        <table:table-row table:style-name="ro1">
          <table:table-cell office:value-type="string" calcext:value-type="string">
            <text:p>F1 score: </text:p>
          </table:table-cell>
          <table:table-cell office:value-type="float" office:value="0.461507" calcext:value-type="float">
            <text:p>0.461507</text:p>
          </table:table-cell>
          <table:table-cell office:value-type="float" office:value="0.477801" calcext:value-type="float">
            <text:p>0.477801</text:p>
          </table:table-cell>
          <table:table-cell office:value-type="float" office:value="0.52328" calcext:value-type="float">
            <text:p>0.52328</text:p>
          </table:table-cell>
          <table:table-cell office:value-type="float" office:value="0.508515" calcext:value-type="float">
            <text:p>0.508515</text:p>
          </table:table-cell>
          <table:table-cell office:value-type="float" office:value="0.48754" calcext:value-type="float">
            <text:p>0.48754</text:p>
          </table:table-cell>
          <table:table-cell office:value-type="float" office:value="0.476282" calcext:value-type="float">
            <text:p>0.476282</text:p>
          </table:table-cell>
          <table:table-cell office:value-type="float" office:value="0.470547" calcext:value-type="float">
            <text:p>0.470547</text:p>
          </table:table-cell>
          <table:table-cell office:value-type="float" office:value="0.506949" calcext:value-type="float">
            <text:p>0.506949</text:p>
          </table:table-cell>
          <table:table-cell office:value-type="float" office:value="0.424105" calcext:value-type="float">
            <text:p>0.424105</text:p>
          </table:table-cell>
          <table:table-cell office:value-type="float" office:value="0.459405" calcext:value-type="float">
            <text:p>0.459405</text:p>
          </table:table-cell>
          <table:table-cell office:value-type="float" office:value="0.472041" calcext:value-type="float">
            <text:p>0.472041</text:p>
          </table:table-cell>
          <table:table-cell office:value-type="float" office:value="0.495894" calcext:value-type="float">
            <text:p>0.495894</text:p>
          </table:table-cell>
          <table:table-cell office:value-type="float" office:value="0.561661" calcext:value-type="float">
            <text:p>0.561661</text:p>
          </table:table-cell>
          <table:table-cell office:value-type="float" office:value="0.510189" calcext:value-type="float">
            <text:p>0.510189</text:p>
          </table:table-cell>
          <table:table-cell office:value-type="float" office:value="0.456658" calcext:value-type="float">
            <text:p>0.456658</text:p>
          </table:table-cell>
          <table:table-cell office:value-type="float" office:value="0.468113" calcext:value-type="float">
            <text:p>0.468113</text:p>
          </table:table-cell>
          <table:table-cell office:value-type="float" office:value="0.465789" calcext:value-type="float">
            <text:p>0.465789</text:p>
          </table:table-cell>
          <table:table-cell office:value-type="float" office:value="0.413435" calcext:value-type="float">
            <text:p>0.413435</text:p>
          </table:table-cell>
        </table:table-row>
        <table:table-row table:style-name="ro1">
          <table:table-cell office:value-type="string" calcext:value-type="string">
            <text:p>Sensitivity: </text:p>
          </table:table-cell>
          <table:table-cell office:value-type="float" office:value="0.45977" calcext:value-type="float">
            <text:p>0.45977</text:p>
          </table:table-cell>
          <table:table-cell office:value-type="float" office:value="0.479885" calcext:value-type="float">
            <text:p>0.479885</text:p>
          </table:table-cell>
          <table:table-cell office:value-type="float" office:value="0.528736" calcext:value-type="float">
            <text:p>0.528736</text:p>
          </table:table-cell>
          <table:table-cell office:value-type="float" office:value="0.514368" calcext:value-type="float">
            <text:p>0.514368</text:p>
          </table:table-cell>
          <table:table-cell office:value-type="float" office:value="0.494253" calcext:value-type="float">
            <text:p>0.494253</text:p>
          </table:table-cell>
          <table:table-cell office:value-type="float" office:value="0.477011" calcext:value-type="float">
            <text:p>0.477011</text:p>
          </table:table-cell>
          <table:table-cell office:value-type="float" office:value="0.471264" calcext:value-type="float">
            <text:p>0.471264</text:p>
          </table:table-cell>
          <table:table-cell office:value-type="float" office:value="0.511494" calcext:value-type="float">
            <text:p>0.511494</text:p>
          </table:table-cell>
          <table:table-cell office:value-type="float" office:value="0.422414" calcext:value-type="float">
            <text:p>0.422414</text:p>
          </table:table-cell>
          <table:table-cell office:value-type="float" office:value="0.456897" calcext:value-type="float">
            <text:p>0.456897</text:p>
          </table:table-cell>
          <table:table-cell office:value-type="float" office:value="0.474138" calcext:value-type="float">
            <text:p>0.474138</text:p>
          </table:table-cell>
          <table:table-cell office:value-type="float" office:value="0.5" calcext:value-type="float">
            <text:p>0.5</text:p>
          </table:table-cell>
          <table:table-cell office:value-type="float" office:value="0.566092" calcext:value-type="float">
            <text:p>0.566092</text:p>
          </table:table-cell>
          <table:table-cell office:value-type="float" office:value="0.514368" calcext:value-type="float">
            <text:p>0.514368</text:p>
          </table:table-cell>
          <table:table-cell office:value-type="float" office:value="0.456897" calcext:value-type="float">
            <text:p>0.456897</text:p>
          </table:table-cell>
          <table:table-cell office:value-type="float" office:value="0.471264" calcext:value-type="float">
            <text:p>0.471264</text:p>
          </table:table-cell>
          <table:table-cell office:value-type="float" office:value="0.468391" calcext:value-type="float">
            <text:p>0.468391</text:p>
          </table:table-cell>
          <table:table-cell office:value-type="float" office:value="0.41092" calcext:value-type="float">
            <text:p>0.41092</text:p>
          </table:table-cell>
        </table:table-row>
        <table:table-row table:style-name="ro1">
          <table:table-cell office:value-type="string" calcext:value-type="string">
            <text:p>Specificity: </text:p>
          </table:table-cell>
          <table:table-cell office:value-type="float" office:value="0.450838" calcext:value-type="float">
            <text:p>0.450838</text:p>
          </table:table-cell>
          <table:table-cell office:value-type="float" office:value="0.456767" calcext:value-type="float">
            <text:p>0.456767</text:p>
          </table:table-cell>
          <table:table-cell office:value-type="float" office:value="0.49228" calcext:value-type="float">
            <text:p>0.49228</text:p>
          </table:table-cell>
          <table:table-cell office:value-type="float" office:value="0.476784" calcext:value-type="float">
            <text:p>0.476784</text:p>
          </table:table-cell>
          <table:table-cell office:value-type="float" office:value="0.45537" calcext:value-type="float">
            <text:p>0.45537</text:p>
          </table:table-cell>
          <table:table-cell office:value-type="float" office:value="0.458735" calcext:value-type="float">
            <text:p>0.458735</text:p>
          </table:table-cell>
          <table:table-cell office:value-type="float" office:value="0.452818" calcext:value-type="float">
            <text:p>0.452818</text:p>
          </table:table-cell>
          <table:table-cell office:value-type="float" office:value="0.477344" calcext:value-type="float">
            <text:p>0.477344</text:p>
          </table:table-cell>
          <table:table-cell office:value-type="float" office:value="0.411674" calcext:value-type="float">
            <text:p>0.411674</text:p>
          </table:table-cell>
          <table:table-cell office:value-type="float" office:value="0.451399" calcext:value-type="float">
            <text:p>0.451399</text:p>
          </table:table-cell>
          <table:table-cell office:value-type="float" office:value="0.450849" calcext:value-type="float">
            <text:p>0.450849</text:p>
          </table:table-cell>
          <table:table-cell office:value-type="float" office:value="0.469734" calcext:value-type="float">
            <text:p>0.469734</text:p>
          </table:table-cell>
          <table:table-cell office:value-type="float" office:value="0.528629" calcext:value-type="float">
            <text:p>0.528629</text:p>
          </table:table-cell>
          <table:table-cell office:value-type="float" office:value="0.482414" calcext:value-type="float">
            <text:p>0.482414</text:p>
          </table:table-cell>
          <table:table-cell office:value-type="float" office:value="0.440137" calcext:value-type="float">
            <text:p>0.440137</text:p>
          </table:table-cell>
          <table:table-cell office:value-type="float" office:value="0.444372" calcext:value-type="float">
            <text:p>0.444372</text:p>
          </table:table-cell>
          <table:table-cell office:value-type="float" office:value="0.443525" calcext:value-type="float">
            <text:p>0.443525</text:p>
          </table:table-cell>
          <table:table-cell office:value-type="float" office:value="0.404063" calcext:value-type="float">
            <text:p>0.404063</text:p>
          </table:table-cell>
        </table:table-row>
        <table:table-row table:style-name="ro1">
          <table:table-cell office:value-type="string" calcext:value-type="string">
            <text:p>G-Mean: </text:p>
          </table:table-cell>
          <table:table-cell office:value-type="float" office:value="0.455269" calcext:value-type="float">
            <text:p>0.455269</text:p>
          </table:table-cell>
          <table:table-cell office:value-type="float" office:value="0.468174" calcext:value-type="float">
            <text:p>0.468174</text:p>
          </table:table-cell>
          <table:table-cell office:value-type="float" office:value="0.51017" calcext:value-type="float">
            <text:p>0.51017</text:p>
          </table:table-cell>
          <table:table-cell office:value-type="float" office:value="0.495216" calcext:value-type="float">
            <text:p>0.495216</text:p>
          </table:table-cell>
          <table:table-cell office:value-type="float" office:value="0.474406" calcext:value-type="float">
            <text:p>0.474406</text:p>
          </table:table-cell>
          <table:table-cell office:value-type="float" office:value="0.467784" calcext:value-type="float">
            <text:p>0.467784</text:p>
          </table:table-cell>
          <table:table-cell office:value-type="float" office:value="0.461947" calcext:value-type="float">
            <text:p>0.461947</text:p>
          </table:table-cell>
          <table:table-cell office:value-type="float" office:value="0.494107" calcext:value-type="float">
            <text:p>0.494107</text:p>
          </table:table-cell>
          <table:table-cell office:value-type="float" office:value="0.417008" calcext:value-type="float">
            <text:p>0.417008</text:p>
          </table:table-cell>
          <table:table-cell office:value-type="float" office:value="0.454124" calcext:value-type="float">
            <text:p>0.454124</text:p>
          </table:table-cell>
          <table:table-cell office:value-type="float" office:value="0.462343" calcext:value-type="float">
            <text:p>0.462343</text:p>
          </table:table-cell>
          <table:table-cell office:value-type="float" office:value="0.484625" calcext:value-type="float">
            <text:p>0.484625</text:p>
          </table:table-cell>
          <table:table-cell office:value-type="float" office:value="0.547038" calcext:value-type="float">
            <text:p>0.547038</text:p>
          </table:table-cell>
          <table:table-cell office:value-type="float" office:value="0.498133" calcext:value-type="float">
            <text:p>0.498133</text:p>
          </table:table-cell>
          <table:table-cell office:value-type="float" office:value="0.448432" calcext:value-type="float">
            <text:p>0.448432</text:p>
          </table:table-cell>
          <table:table-cell office:value-type="float" office:value="0.457618" calcext:value-type="float">
            <text:p>0.457618</text:p>
          </table:table-cell>
          <table:table-cell office:value-type="float" office:value="0.455777" calcext:value-type="float">
            <text:p>0.455777</text:p>
          </table:table-cell>
          <table:table-cell office:value-type="float" office:value="0.407455" calcext:value-type="float">
            <text:p>0.407455</text:p>
          </table:table-cell>
        </table:table-row>
        <table:table-row table:style-name="ro1">
          <table:table-cell office:value-type="string" calcext:value-type="string">
            <text:p>PCC: </text:p>
          </table:table-cell>
          <table:table-cell office:value-type="float" office:value="0.45977" calcext:value-type="float">
            <text:p>0.45977</text:p>
          </table:table-cell>
          <table:table-cell office:value-type="float" office:value="0.479885" calcext:value-type="float">
            <text:p>0.479885</text:p>
          </table:table-cell>
          <table:table-cell office:value-type="float" office:value="0.528736" calcext:value-type="float">
            <text:p>0.528736</text:p>
          </table:table-cell>
          <table:table-cell office:value-type="float" office:value="0.514368" calcext:value-type="float">
            <text:p>0.514368</text:p>
          </table:table-cell>
          <table:table-cell office:value-type="float" office:value="0.494253" calcext:value-type="float">
            <text:p>0.494253</text:p>
          </table:table-cell>
          <table:table-cell office:value-type="float" office:value="0.477011" calcext:value-type="float">
            <text:p>0.477011</text:p>
          </table:table-cell>
          <table:table-cell office:value-type="float" office:value="0.471264" calcext:value-type="float">
            <text:p>0.471264</text:p>
          </table:table-cell>
          <table:table-cell office:value-type="float" office:value="0.511494" calcext:value-type="float">
            <text:p>0.511494</text:p>
          </table:table-cell>
          <table:table-cell office:value-type="float" office:value="0.422414" calcext:value-type="float">
            <text:p>0.422414</text:p>
          </table:table-cell>
          <table:table-cell office:value-type="float" office:value="0.456897" calcext:value-type="float">
            <text:p>0.456897</text:p>
          </table:table-cell>
          <table:table-cell office:value-type="float" office:value="0.474138" calcext:value-type="float">
            <text:p>0.474138</text:p>
          </table:table-cell>
          <table:table-cell office:value-type="float" office:value="0.5" calcext:value-type="float">
            <text:p>0.5</text:p>
          </table:table-cell>
          <table:table-cell office:value-type="float" office:value="0.566092" calcext:value-type="float">
            <text:p>0.566092</text:p>
          </table:table-cell>
          <table:table-cell office:value-type="float" office:value="0.514368" calcext:value-type="float">
            <text:p>0.514368</text:p>
          </table:table-cell>
          <table:table-cell office:value-type="float" office:value="0.456897" calcext:value-type="float">
            <text:p>0.456897</text:p>
          </table:table-cell>
          <table:table-cell office:value-type="float" office:value="0.471264" calcext:value-type="float">
            <text:p>0.471264</text:p>
          </table:table-cell>
          <table:table-cell office:value-type="float" office:value="0.468391" calcext:value-type="float">
            <text:p>0.468391</text:p>
          </table:table-cell>
          <table:table-cell office:value-type="float" office:value="0.41092" calcext:value-type="float">
            <text:p>0.41092</text:p>
          </table:table-cell>
        </table:table-row>
        <table:table-row table:style-name="ro1">
          <table:table-cell office:value-type="string" calcext:value-type="string">
            <text:p>Experiment performed successfully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xecution took PT1.723S</text:p>
          </table:table-cell>
          <table:table-cell table:formula="of:=MAX([.B185:.B190])" office:value-type="float" office:value="0.461507" calcext:value-type="float">
            <text:p>0.461507</text:p>
          </table:table-cell>
          <table:table-cell table:formula="of:=MAX([.C185:.C190])" office:value-type="float" office:value="0.479885" calcext:value-type="float">
            <text:p>0.479885</text:p>
          </table:table-cell>
          <table:table-cell table:formula="of:=MAX([.D185:.D190])" office:value-type="float" office:value="0.528736" calcext:value-type="float">
            <text:p>0.528736</text:p>
          </table:table-cell>
          <table:table-cell table:formula="of:=MAX([.E185:.E190])" office:value-type="float" office:value="0.514368" calcext:value-type="float">
            <text:p>0.514368</text:p>
          </table:table-cell>
          <table:table-cell table:formula="of:=MAX([.F185:.F190])" office:value-type="float" office:value="0.494253" calcext:value-type="float">
            <text:p>0.494253</text:p>
          </table:table-cell>
          <table:table-cell table:formula="of:=MAX([.G185:.G190])" office:value-type="float" office:value="0.477011" calcext:value-type="float">
            <text:p>0.477011</text:p>
          </table:table-cell>
          <table:table-cell table:formula="of:=MAX([.H185:.H190])" office:value-type="float" office:value="0.471264" calcext:value-type="float">
            <text:p>0.471264</text:p>
          </table:table-cell>
          <table:table-cell table:formula="of:=MAX([.I185:.I190])" office:value-type="float" office:value="0.511494" calcext:value-type="float">
            <text:p>0.511494</text:p>
          </table:table-cell>
          <table:table-cell table:formula="of:=MAX([.J185:.J190])" office:value-type="float" office:value="0.424105" calcext:value-type="float">
            <text:p>0.424105</text:p>
          </table:table-cell>
          <table:table-cell table:formula="of:=MAX([.K185:.K190])" office:value-type="float" office:value="0.459405" calcext:value-type="float">
            <text:p>0.459405</text:p>
          </table:table-cell>
          <table:table-cell table:formula="of:=MAX([.L185:.L190])" office:value-type="float" office:value="0.474138" calcext:value-type="float">
            <text:p>0.474138</text:p>
          </table:table-cell>
          <table:table-cell table:formula="of:=MAX([.M185:.M190])" office:value-type="float" office:value="0.5" calcext:value-type="float">
            <text:p>0.5</text:p>
          </table:table-cell>
          <table:table-cell table:formula="of:=MAX([.N185:.N190])" office:value-type="float" office:value="0.566092" calcext:value-type="float">
            <text:p>0.566092</text:p>
          </table:table-cell>
          <table:table-cell table:formula="of:=MAX([.O185:.O190])" office:value-type="float" office:value="0.514368" calcext:value-type="float">
            <text:p>0.514368</text:p>
          </table:table-cell>
          <table:table-cell table:formula="of:=MAX([.P185:.P190])" office:value-type="float" office:value="0.456897" calcext:value-type="float">
            <text:p>0.456897</text:p>
          </table:table-cell>
          <table:table-cell table:formula="of:=MAX([.Q185:.Q190])" office:value-type="float" office:value="0.471264" calcext:value-type="float">
            <text:p>0.471264</text:p>
          </table:table-cell>
          <table:table-cell table:formula="of:=MAX([.R185:.R190])" office:value-type="float" office:value="0.468391" calcext:value-type="float">
            <text:p>0.468391</text:p>
          </table:table-cell>
          <table:table-cell table:formula="of:=MAX([.S185:.S190])" office:value-type="float" office:value="0.413435" calcext:value-type="float">
            <text:p>0.413435</text:p>
          </table:table-cell>
        </table:table-row>
        <table:table-row table:style-name="ro1">
          <table:table-cell/>
          <table:table-cell table:formula="of:=LOOKUP(MAX([.B192:.S192]);[.B192:.S192];[.$B$7:.$S$7])" office:value-type="string" office:string-value="ngram: 2, alpha: 3, knn: 5, " calcext:value-type="string">
            <text:p>ngram: 2, alpha: 3, knn: 5, 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3T19:11:54.882000000</meta:creation-date>
    <meta:generator>LibreOffice/4.4.1.2$Windows_x86 LibreOffice_project/45e2de17089c24a1fa810c8f975a7171ba4cd432</meta:generator>
    <dc:date>2015-10-03T21:06:24.886000000</dc:date>
    <meta:editing-duration>PT8M47S</meta:editing-duration>
    <meta:editing-cycles>2</meta:editing-cycles>
    <meta:document-statistic meta:table-count="1" meta:cell-count="1588" meta:object-count="0"/>
  </office:meta>
</office:document-meta>
</file>